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Liberation Serif1" svg:font-family="'Liberation Serif'" style:font-family-generic="roman"/>
    <style:font-face style:name="Times New Roman" svg:font-family="'Times New Roman'" style:font-family-generic="roman"/>
    <style:font-face style:name="DejaVu Sans1"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text-position="0% 100%" style:font-name="Liberation Serif" fo:font-size="12pt" fo:language="pt" fo:country="PT" fo:font-style="normal" officeooo:rsid="001fe858" officeooo:paragraph-rsid="001fe858" style:font-size-asian="12pt" style:font-style-asian="normal" style:font-size-complex="12pt" style:font-style-complex="normal"/>
    </style:style>
    <style:style style:name="P2" style:family="paragraph" style:parent-style-name="Standard">
      <style:paragraph-properties fo:line-height="150%" fo:text-align="justify" style:justify-single-word="false"/>
      <style:text-properties style:text-position="0% 100%" style:font-name="Liberation Serif" fo:font-size="12pt" fo:language="pt" fo:country="PT" fo:font-style="normal" fo:font-weight="bold" officeooo:rsid="001fe858" officeooo:paragraph-rsid="001fe858" style:font-size-asian="12pt" style:font-style-asian="normal" style:font-weight-asian="bold" style:font-size-complex="12pt" style:font-style-complex="normal" style:font-weight-complex="bold"/>
    </style:style>
    <style:style style:name="P3" style:family="paragraph" style:parent-style-name="Standard">
      <style:paragraph-properties fo:line-height="150%" fo:text-align="justify" style:justify-single-word="false"/>
      <style:text-properties style:text-position="0% 100%" style:font-name="Liberation Serif" fo:font-size="12pt" fo:language="pt" fo:country="PT" fo:font-style="normal" fo:font-weight="bold" officeooo:rsid="0020b9ee" officeooo:paragraph-rsid="0020b9ee" style:font-size-asian="12pt" style:font-style-asian="normal" style:font-weight-asian="bold" style:font-size-complex="12pt" style:font-style-complex="normal" style:font-weight-complex="bold"/>
    </style:style>
    <style:style style:name="P4" style:family="paragraph" style:parent-style-name="Standard">
      <style:paragraph-properties fo:line-height="150%" fo:text-align="justify" style:justify-single-word="false"/>
      <style:text-properties style:font-name="Liberation Serif" fo:font-size="12pt" fo:language="pt" fo:country="PT" fo:font-weight="bold" officeooo:rsid="000a585c" officeooo:paragraph-rsid="000a585c" style:font-size-asian="12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Liberation Serif" fo:font-size="12pt" fo:language="pt" fo:country="PT" officeooo:rsid="000badcd" officeooo:paragraph-rsid="000badcd" style:font-size-asian="12pt" style:font-size-complex="12pt"/>
    </style:style>
    <style:style style:name="P6" style:family="paragraph" style:parent-style-name="Standard">
      <style:paragraph-properties fo:line-height="150%" fo:text-align="justify" style:justify-single-word="false"/>
      <style:text-properties style:font-name="Liberation Serif" fo:font-size="12pt" fo:language="pt" fo:country="PT" officeooo:rsid="001ab118" officeooo:paragraph-rsid="001ab118" style:font-size-asian="12pt" style:font-size-complex="12pt"/>
    </style:style>
    <style:style style:name="P7" style:family="paragraph" style:parent-style-name="Standard">
      <style:paragraph-properties fo:line-height="150%" fo:text-align="justify" style:justify-single-word="false"/>
      <style:text-properties style:font-name="Liberation Serif" fo:font-size="12pt" fo:language="pt" fo:country="PT" officeooo:rsid="001600f2" officeooo:paragraph-rsid="001600f2" style:font-size-asian="12pt" style:font-size-complex="12pt"/>
    </style:style>
    <style:style style:name="P8" style:family="paragraph" style:parent-style-name="Standard">
      <style:paragraph-properties fo:line-height="150%" fo:text-align="justify" style:justify-single-word="false"/>
      <style:text-properties style:font-name="Liberation Serif" fo:font-size="12pt" fo:language="pt" fo:country="PT" fo:font-style="normal" officeooo:rsid="000a585c" officeooo:paragraph-rsid="001324ce" style:font-size-asian="12pt" style:font-style-asian="normal" style:font-size-complex="12pt" style:font-style-complex="normal"/>
    </style:style>
    <style:style style:name="P9" style:family="paragraph" style:parent-style-name="Standard">
      <style:paragraph-properties fo:line-height="150%" fo:text-align="justify" style:justify-single-word="false"/>
      <style:text-properties style:font-name="Liberation Serif" fo:language="pt" fo:country="PT" officeooo:rsid="000e9e68" officeooo:paragraph-rsid="00113e19"/>
    </style:style>
    <style:style style:name="P10" style:family="paragraph" style:parent-style-name="Standard">
      <style:paragraph-properties fo:line-height="150%" fo:text-align="justify" style:justify-single-word="false"/>
      <style:text-properties style:font-name="Liberation Serif" fo:language="pt" fo:country="PT" fo:font-style="normal" officeooo:rsid="001004d2" officeooo:paragraph-rsid="001004d2" style:font-style-asian="normal" style:font-style-complex="normal"/>
    </style:style>
    <style:style style:name="P11" style:family="paragraph" style:parent-style-name="Standard">
      <style:paragraph-properties fo:line-height="150%" fo:text-align="justify" style:justify-single-word="false"/>
      <style:text-properties style:font-name="Liberation Serif" fo:language="pt" fo:country="PT" fo:font-style="normal" officeooo:rsid="001324ce" officeooo:paragraph-rsid="001324ce" style:font-style-asian="normal" style:font-style-complex="normal"/>
    </style:style>
    <style:style style:name="P12" style:family="paragraph" style:parent-style-name="Standard">
      <style:paragraph-properties fo:line-height="150%" fo:text-align="justify" style:justify-single-word="false"/>
      <style:text-properties style:font-name="Liberation Serif" fo:language="pt" fo:country="PT" fo:font-style="normal" officeooo:rsid="0014488e" officeooo:paragraph-rsid="0014488e" style:font-style-asian="normal" style:font-style-complex="normal"/>
    </style:style>
    <style:style style:name="P13" style:family="paragraph" style:parent-style-name="Standard">
      <style:paragraph-properties fo:line-height="150%" fo:text-align="justify" style:justify-single-word="false"/>
      <style:text-properties style:font-name="Liberation Serif" fo:language="pt" fo:country="PT" officeooo:rsid="00113e19" officeooo:paragraph-rsid="00113e19"/>
    </style:style>
    <style:style style:name="P14" style:family="paragraph" style:parent-style-name="Standard">
      <style:paragraph-properties fo:line-height="150%" fo:text-align="justify" style:justify-single-word="false"/>
      <style:text-properties style:font-name="Liberation Serif" fo:language="pt" fo:country="PT" officeooo:rsid="001324ce" officeooo:paragraph-rsid="001324ce"/>
    </style:style>
    <style:style style:name="P15" style:family="paragraph" style:parent-style-name="Standard">
      <style:paragraph-properties fo:line-height="150%" fo:text-align="justify" style:justify-single-word="false"/>
      <style:text-properties style:font-name="Liberation Serif" officeooo:paragraph-rsid="0018772d"/>
    </style:style>
    <style:style style:name="P16" style:family="paragraph" style:parent-style-name="Text_20_body">
      <style:paragraph-properties fo:line-height="150%"/>
      <style:text-properties style:font-name="Liberation Serif" fo:language="pt" fo:country="BR" officeooo:rsid="001cd762" officeooo:paragraph-rsid="001b3ac6"/>
    </style:style>
    <style:style style:name="P17" style:family="paragraph" style:parent-style-name="Text_20_body">
      <style:paragraph-properties fo:line-height="150%"/>
      <style:text-properties style:font-name="Liberation Serif" fo:language="pt" fo:country="BR" officeooo:paragraph-rsid="001b3ac6"/>
    </style:style>
    <style:style style:name="P18" style:family="paragraph" style:parent-style-name="Text_20_body">
      <style:paragraph-properties fo:line-height="150%"/>
      <style:text-properties style:font-name="Liberation Serif" fo:language="pt" fo:country="BR" fo:font-style="normal" officeooo:rsid="0010e9b7" officeooo:paragraph-rsid="001b3ac6" style:font-style-asian="normal" style:font-style-complex="normal"/>
    </style:style>
    <style:style style:name="P19" style:family="paragraph" style:parent-style-name="Text_20_body">
      <style:paragraph-properties fo:line-height="150%"/>
      <style:text-properties style:font-name="Liberation Serif" fo:language="pt" fo:country="BR" officeooo:rsid="00149241" officeooo:paragraph-rsid="001b3ac6"/>
    </style:style>
    <style:style style:name="P20" style:family="paragraph" style:parent-style-name="Text_20_body">
      <style:paragraph-properties fo:line-height="150%"/>
      <style:text-properties style:font-name="Liberation Serif" fo:language="pt" fo:country="BR" style:text-underline-style="solid" style:text-underline-width="auto" style:text-underline-color="font-color" officeooo:rsid="0015c1eb" officeooo:paragraph-rsid="001b3ac6"/>
    </style:style>
    <style:style style:name="P21" style:family="paragraph" style:parent-style-name="Text_20_body">
      <style:paragraph-properties fo:line-height="150%" fo:text-align="start" style:justify-single-word="false"/>
      <style:text-properties style:font-name="Liberation Serif" fo:language="pt" fo:country="BR" style:text-underline-style="solid" style:text-underline-width="auto" style:text-underline-color="font-color" officeooo:rsid="0015c1eb" officeooo:paragraph-rsid="001b3ac6"/>
    </style:style>
    <style:style style:name="P22" style:family="paragraph" style:parent-style-name="Text_20_body">
      <style:paragraph-properties fo:line-height="150%"/>
      <style:text-properties style:font-name="Liberation Serif" officeooo:rsid="001dc016" officeooo:paragraph-rsid="001b3ac6"/>
    </style:style>
    <style:style style:name="P23" style:family="paragraph" style:parent-style-name="Text_20_body">
      <style:paragraph-properties fo:line-height="150%"/>
      <style:text-properties style:font-name="Liberation Serif" fo:font-weight="normal" officeooo:rsid="001dc016" officeooo:paragraph-rsid="001b3ac6" style:font-weight-asian="normal" style:font-weight-complex="normal"/>
    </style:style>
    <style:style style:name="P24" style:family="paragraph" style:parent-style-name="Text_20_body">
      <style:paragraph-properties fo:line-height="150%"/>
      <style:text-properties style:font-name="Liberation Serif" fo:font-weight="bold" officeooo:rsid="001dc016" officeooo:paragraph-rsid="001b3ac6" style:font-weight-asian="bold" style:font-weight-complex="bold"/>
    </style:style>
    <style:style style:name="P25" style:family="paragraph" style:parent-style-name="Text_20_body">
      <loext:graphic-properties draw:fill="none"/>
      <style:paragraph-properties fo:margin-top="0.102cm" fo:margin-bottom="0.102cm" loext:contextual-spacing="false" fo:line-height="150%" fo:text-align="justify" style:justify-single-word="false" fo:background-color="transparent"/>
      <style:text-properties style:font-name="Liberation Serif" fo:language="pt" fo:country="BR" fo:font-weight="normal" officeooo:rsid="00250194" officeooo:paragraph-rsid="001b3ac6" style:font-weight-asian="normal" style:font-weight-complex="normal"/>
    </style:style>
    <style:style style:name="P26" style:family="paragraph" style:parent-style-name="Text_20_body" style:master-page-name="">
      <loext:graphic-properties draw:fill="none"/>
      <style:paragraph-properties fo:margin-left="0cm" fo:margin-right="0cm" fo:margin-top="0.102cm" fo:margin-bottom="0.102cm" loext:contextual-spacing="false" fo:line-height="150%" fo:text-indent="0.635cm" style:auto-text-indent="false" style:page-number="auto" fo:background-color="transparent"/>
      <style:text-properties style:font-name="Liberation Serif" fo:language="pt" fo:country="BR" officeooo:rsid="000a5877" officeooo:paragraph-rsid="001b3ac6"/>
    </style:style>
    <style:style style:name="P27" style:family="paragraph" style:parent-style-name="Text_20_body" style:master-page-name="">
      <loext:graphic-properties draw:fill="none"/>
      <style:paragraph-properties fo:margin-left="0cm" fo:margin-right="0cm" fo:margin-top="0.102cm" fo:margin-bottom="0.102cm" loext:contextual-spacing="false" fo:line-height="150%" fo:text-align="start" style:justify-single-word="false" fo:text-indent="0.635cm" style:auto-text-indent="false" style:page-number="auto" fo:background-color="transparent"/>
      <style:text-properties style:font-name="Liberation Serif" fo:language="pt" fo:country="BR" fo:font-style="normal" fo:font-weight="normal" officeooo:rsid="000f584d" officeooo:paragraph-rsid="001b3ac6" style:font-name-asian="DejaVu Sans1" style:font-style-asian="normal" style:font-weight-asian="normal" style:font-name-complex="DejaVu Sans1" style:font-style-complex="normal" style:font-weight-complex="normal"/>
    </style:style>
    <style:style style:name="P28" style:family="paragraph" style:parent-style-name="Text_20_body" style:master-page-name="">
      <loext:graphic-properties draw:fill="none"/>
      <style:paragraph-properties fo:margin-left="0cm" fo:margin-right="0cm" fo:margin-top="0.102cm" fo:margin-bottom="0.102cm" loext:contextual-spacing="false" fo:line-height="150%" fo:text-align="start" style:justify-single-word="false" fo:text-indent="0.635cm" style:auto-text-indent="false" style:page-number="auto" fo:background-color="transparent"/>
      <style:text-properties style:font-name="Liberation Serif" fo:language="pt" fo:country="BR" fo:font-style="italic" fo:font-weight="bold" officeooo:rsid="001dc016" officeooo:paragraph-rsid="001b3ac6" style:font-style-asian="italic" style:font-weight-asian="bold" style:font-style-complex="italic" style:font-weight-complex="bold"/>
    </style:style>
    <style:style style:name="P29" style:family="paragraph" style:parent-style-name="Text_20_body" style:master-page-name="">
      <loext:graphic-properties draw:fill="none"/>
      <style:paragraph-properties fo:margin-left="0cm" fo:margin-right="0cm" fo:margin-top="0.102cm" fo:margin-bottom="0.102cm" loext:contextual-spacing="false" fo:line-height="150%" fo:text-align="start" style:justify-single-word="false" fo:text-indent="0.635cm" style:auto-text-indent="false" style:page-number="auto" fo:background-color="transparent"/>
      <style:text-properties style:text-position="0% 100%" style:font-name="Liberation Serif" fo:language="pt" fo:country="BR" fo:font-style="normal" style:text-underline-style="none" fo:font-weight="normal" officeooo:rsid="00220332" officeooo:paragraph-rsid="001b3ac6" style:font-name-asian="DejaVu Sans1" style:font-style-asian="normal" style:font-weight-asian="normal" style:font-name-complex="DejaVu Sans1" style:font-style-complex="normal" style:font-weight-complex="normal"/>
    </style:style>
    <style:style style:name="P30" style:family="paragraph" style:parent-style-name="Text_20_body">
      <loext:graphic-properties draw:fill="none"/>
      <style:paragraph-properties fo:margin-left="0cm" fo:margin-right="0cm" fo:margin-top="0.102cm" fo:margin-bottom="0.102cm" loext:contextual-spacing="false" fo:line-height="150%" fo:text-align="justify" style:justify-single-word="false" fo:text-indent="0.635cm" style:auto-text-indent="false" fo:background-color="transparent"/>
      <style:text-properties style:font-name="Liberation Serif" fo:language="pt" fo:country="BR" fo:font-style="italic" officeooo:rsid="000c2139" officeooo:paragraph-rsid="001b3ac6" style:font-style-asian="italic" style:font-style-complex="italic"/>
    </style:style>
    <style:style style:name="P31" style:family="paragraph" style:parent-style-name="Text_20_body">
      <loext:graphic-properties draw:fill="none"/>
      <style:paragraph-properties fo:margin-left="0cm" fo:margin-right="0cm" fo:margin-top="0.102cm" fo:margin-bottom="0.102cm" loext:contextual-spacing="false" fo:line-height="150%" fo:text-align="justify" style:justify-single-word="false" fo:text-indent="0.635cm" style:auto-text-indent="false" fo:background-color="transparent"/>
      <style:text-properties style:font-name="Liberation Serif" fo:language="pt" fo:country="BR" fo:font-style="italic" officeooo:rsid="00240782" officeooo:paragraph-rsid="001b3ac6" style:font-style-asian="italic" style:font-style-complex="italic"/>
    </style:style>
    <style:style style:name="P32" style:family="paragraph" style:parent-style-name="Text_20_body">
      <loext:graphic-properties draw:fill="none"/>
      <style:paragraph-properties fo:margin-left="0cm" fo:margin-right="0cm" fo:margin-top="0.102cm" fo:margin-bottom="0.102cm" loext:contextual-spacing="false" fo:line-height="150%" fo:text-align="justify" style:justify-single-word="false" fo:text-indent="0.635cm" style:auto-text-indent="false" fo:background-color="transparent"/>
      <style:text-properties style:font-name="Liberation Serif" fo:language="pt" fo:country="BR" fo:font-style="italic" fo:font-weight="bold" officeooo:rsid="000c6751" officeooo:paragraph-rsid="001b3ac6" style:font-style-asian="italic" style:font-weight-asian="bold" style:font-style-complex="italic" style:font-weight-complex="bold"/>
    </style:style>
    <style:style style:name="P33" style:family="paragraph" style:parent-style-name="Text_20_body">
      <loext:graphic-properties draw:fill="none"/>
      <style:paragraph-properties fo:margin-left="0cm" fo:margin-right="0cm" fo:margin-top="0.102cm" fo:margin-bottom="0.102cm" loext:contextual-spacing="false" fo:line-height="150%" fo:text-align="justify" style:justify-single-word="false" fo:text-indent="0.635cm" style:auto-text-indent="false" fo:background-color="transparent"/>
      <style:text-properties style:font-name="Liberation Serif" fo:language="pt" fo:country="BR" fo:font-weight="normal" officeooo:rsid="001dc016" officeooo:paragraph-rsid="001b3ac6" style:font-weight-asian="normal" style:font-weight-complex="normal"/>
    </style:style>
    <style:style style:name="P34" style:family="paragraph" style:parent-style-name="Text_20_body">
      <loext:graphic-properties draw:fill="none"/>
      <style:paragraph-properties fo:margin-left="0cm" fo:margin-right="0cm" fo:margin-top="0.102cm" fo:margin-bottom="0.102cm" loext:contextual-spacing="false" fo:line-height="150%" fo:text-align="justify" style:justify-single-word="false" fo:text-indent="0.635cm" style:auto-text-indent="false" fo:background-color="transparent"/>
      <style:text-properties style:font-name="Liberation Serif" fo:language="pt" fo:country="BR" fo:font-weight="normal" officeooo:rsid="002100b8" officeooo:paragraph-rsid="001b3ac6" style:font-weight-asian="normal" style:font-weight-complex="normal"/>
    </style:style>
    <style:style style:name="P35" style:family="paragraph" style:parent-style-name="Text_20_body">
      <loext:graphic-properties draw:fill="none"/>
      <style:paragraph-properties fo:margin-left="0cm" fo:margin-right="0cm" fo:margin-top="0.102cm" fo:margin-bottom="0.102cm" loext:contextual-spacing="false" fo:line-height="150%" fo:text-align="center" style:justify-single-word="false" fo:text-indent="0.635cm" style:auto-text-indent="false" fo:background-color="transparent"/>
      <style:text-properties style:font-name="Liberation Serif" fo:language="pt" fo:country="BR" fo:font-weight="normal" officeooo:rsid="002100b8" officeooo:paragraph-rsid="001b3ac6" style:font-weight-asian="normal" style:font-weight-complex="normal"/>
    </style:style>
    <style:style style:name="P36" style:family="paragraph" style:parent-style-name="Text_20_body">
      <loext:graphic-properties draw:fill="none"/>
      <style:paragraph-properties fo:margin-left="0cm" fo:margin-right="0cm" fo:margin-top="0.102cm" fo:margin-bottom="0.102cm" loext:contextual-spacing="false" fo:line-height="150%" fo:text-align="justify" style:justify-single-word="false" fo:text-indent="0.635cm" style:auto-text-indent="false" fo:background-color="transparent"/>
      <style:text-properties style:font-name="Liberation Serif" fo:language="pt" fo:country="BR" fo:font-style="normal" fo:font-weight="normal" officeooo:rsid="002100b8" officeooo:paragraph-rsid="001b3ac6" style:font-name-asian="DejaVu Sans1" style:font-style-asian="normal" style:font-weight-asian="normal" style:font-name-complex="DejaVu Sans1" style:font-style-complex="normal" style:font-weight-complex="normal"/>
    </style:style>
    <style:style style:name="P37" style:family="paragraph" style:parent-style-name="Text_20_body">
      <loext:graphic-properties draw:fill="none"/>
      <style:paragraph-properties fo:margin-left="0cm" fo:margin-right="0cm" fo:margin-top="0.102cm" fo:margin-bottom="0.102cm" loext:contextual-spacing="false" fo:line-height="150%" fo:text-align="justify" style:justify-single-word="false" fo:text-indent="0.635cm" style:auto-text-indent="false" fo:background-color="transparent"/>
      <style:text-properties style:font-name="Liberation Serif" fo:language="pt" fo:country="BR" fo:font-style="normal" fo:font-weight="normal" officeooo:rsid="00250194" officeooo:paragraph-rsid="001b3ac6" style:font-name-asian="DejaVu Sans1" style:font-style-asian="normal" style:font-weight-asian="normal" style:font-name-complex="DejaVu Sans1" style:font-style-complex="normal" style:font-weight-complex="normal"/>
    </style:style>
    <style:style style:name="P38" style:family="paragraph" style:parent-style-name="Text_20_body">
      <loext:graphic-properties draw:fill="none"/>
      <style:paragraph-properties fo:margin-left="0cm" fo:margin-right="0cm" fo:margin-top="0.102cm" fo:margin-bottom="0.102cm" loext:contextual-spacing="false" fo:line-height="150%" fo:text-align="start" style:justify-single-word="false" fo:text-indent="0.635cm" style:auto-text-indent="false" fo:background-color="transparent"/>
      <style:text-properties style:text-position="0% 100%" style:font-name="Liberation Serif" fo:language="pt" fo:country="BR" fo:font-style="normal" style:text-underline-style="none" fo:font-weight="normal" officeooo:rsid="00240782" officeooo:paragraph-rsid="001b3ac6" style:font-name-asian="DejaVu Sans1" style:font-style-asian="normal" style:font-weight-asian="normal" style:font-name-complex="DejaVu Sans1" style:font-style-complex="normal" style:font-weight-complex="normal"/>
    </style:style>
    <style:style style:name="P39" style:family="paragraph" style:parent-style-name="Text_20_body" style:master-page-name="">
      <loext:graphic-properties draw:fill="none"/>
      <style:paragraph-properties fo:margin-left="0cm" fo:margin-right="0cm" fo:margin-top="0.102cm" fo:margin-bottom="0.102cm" loext:contextual-spacing="false" fo:line-height="150%" fo:text-align="center" style:justify-single-word="false" fo:text-indent="0cm" style:auto-text-indent="false" style:page-number="auto" fo:background-color="transparent"/>
      <style:text-properties style:font-name="Liberation Serif" fo:language="pt" fo:country="BR" fo:font-style="normal" officeooo:rsid="0010e9b7" officeooo:paragraph-rsid="001b3ac6" style:font-style-asian="normal" style:font-style-complex="normal"/>
    </style:style>
    <style:style style:name="P40" style:family="paragraph" style:parent-style-name="Text_20_body">
      <loext:graphic-properties draw:fill="none"/>
      <style:paragraph-properties fo:margin-left="0cm" fo:margin-right="0cm" fo:margin-top="0.102cm" fo:margin-bottom="0.102cm" loext:contextual-spacing="false" fo:line-height="150%" fo:text-align="center" style:justify-single-word="false" fo:text-indent="0cm" style:auto-text-indent="false" fo:background-color="transparent"/>
      <style:text-properties style:font-name="Liberation Serif" fo:language="pt" fo:country="BR" fo:font-style="normal" officeooo:rsid="0010e9b7" officeooo:paragraph-rsid="001b3ac6" style:font-style-asian="normal" style:font-style-complex="normal"/>
    </style:style>
    <style:style style:name="P41" style:family="paragraph" style:parent-style-name="Standard" style:list-style-name="L1">
      <style:paragraph-properties fo:line-height="150%" fo:text-align="justify" style:justify-single-word="false"/>
      <style:text-properties style:font-name="Liberation Serif" officeooo:paragraph-rsid="0018772d"/>
    </style:style>
    <style:style style:name="P42" style:family="paragraph" style:parent-style-name="Standard" style:list-style-name="L1">
      <style:paragraph-properties fo:line-height="150%" fo:text-align="justify" style:justify-single-word="false"/>
      <style:text-properties style:font-name="Liberation Serif" fo:language="pt" fo:country="PT" fo:font-style="normal" fo:font-weight="normal" officeooo:rsid="0014488e" officeooo:paragraph-rsid="0018772d" style:font-style-asian="normal" style:font-weight-asian="normal" style:font-style-complex="normal" style:font-weight-complex="normal"/>
    </style:style>
    <style:style style:name="P43" style:family="paragraph" style:parent-style-name="Standard">
      <style:paragraph-properties fo:line-height="150%" fo:text-align="justify" style:justify-single-word="false"/>
      <style:text-properties style:font-name="Liberation Serif" fo:language="pt" fo:country="PT" fo:font-style="normal" officeooo:rsid="0014488e" officeooo:paragraph-rsid="0014488e" style:font-style-asian="normal" style:font-style-complex="normal"/>
    </style:style>
    <style:style style:name="P44" style:family="paragraph" style:parent-style-name="Standard">
      <style:paragraph-properties fo:line-height="150%" fo:text-align="justify" style:justify-single-word="false"/>
      <style:text-properties style:font-name="Liberation Serif" fo:language="pt" fo:country="PT" officeooo:paragraph-rsid="0029245e"/>
    </style:style>
    <style:style style:name="P45" style:family="paragraph" style:parent-style-name="Standard">
      <style:paragraph-properties fo:line-height="150%" fo:text-align="justify" style:justify-single-word="false"/>
      <style:text-properties style:font-name="Liberation Serif" fo:language="pt" fo:country="PT" officeooo:rsid="000e9e68" officeooo:paragraph-rsid="002cf7b9"/>
    </style:style>
    <style:style style:name="P46" style:family="paragraph" style:parent-style-name="Standard">
      <style:paragraph-properties fo:line-height="150%" fo:text-align="justify" style:justify-single-word="false"/>
      <style:text-properties style:font-name="Liberation Serif" fo:font-size="12pt" fo:language="pt" fo:country="PT" officeooo:rsid="000badcd" officeooo:paragraph-rsid="000badcd" style:font-size-asian="12pt" style:font-size-complex="12pt"/>
    </style:style>
    <style:style style:name="P47" style:family="paragraph" style:parent-style-name="Standard">
      <style:paragraph-properties fo:line-height="150%" fo:text-align="justify" style:justify-single-word="false"/>
      <style:text-properties style:font-name="Liberation Serif" fo:font-size="12pt" fo:language="pt" fo:country="PT" officeooo:rsid="000badcd" officeooo:paragraph-rsid="0029245e" style:font-size-asian="12pt" style:font-size-complex="12pt"/>
    </style:style>
    <style:style style:name="P48" style:family="paragraph" style:parent-style-name="Standard">
      <style:paragraph-properties fo:line-height="150%" fo:text-align="justify" style:justify-single-word="false"/>
      <style:text-properties style:font-name="Liberation Serif" fo:font-size="12pt" fo:language="pt" fo:country="PT" officeooo:rsid="001ab118" officeooo:paragraph-rsid="001ab118" style:font-size-asian="12pt" style:font-size-complex="12pt"/>
    </style:style>
    <style:style style:name="P49" style:family="paragraph" style:parent-style-name="Standard">
      <style:paragraph-properties fo:line-height="150%" fo:text-align="justify" style:justify-single-word="false"/>
      <style:text-properties style:font-name="Liberation Serif" fo:font-size="12pt" fo:language="pt" fo:country="PT" officeooo:rsid="00253e25" officeooo:paragraph-rsid="00253e25" style:font-size-asian="12pt" style:font-size-complex="12pt"/>
    </style:style>
    <style:style style:name="P50" style:family="paragraph" style:parent-style-name="Standard">
      <style:paragraph-properties fo:line-height="150%" fo:text-align="justify" style:justify-single-word="false"/>
      <style:text-properties style:font-name="Liberation Serif" fo:font-size="12pt" fo:language="pt" fo:country="PT" officeooo:rsid="00270b2e" officeooo:paragraph-rsid="00270b2e" style:font-size-asian="12pt" style:font-size-complex="12pt"/>
    </style:style>
    <style:style style:name="P51" style:family="paragraph" style:parent-style-name="Standard">
      <style:paragraph-properties fo:line-height="150%" fo:text-align="justify" style:justify-single-word="false"/>
      <style:text-properties style:font-name="Liberation Serif" fo:font-size="12pt" fo:language="pt" fo:country="PT" officeooo:rsid="0029088d" officeooo:paragraph-rsid="002cf7b9" style:font-size-asian="12pt" style:font-size-complex="12pt"/>
    </style:style>
    <style:style style:name="P52" style:family="paragraph" style:parent-style-name="Standard">
      <style:paragraph-properties fo:line-height="150%" fo:text-align="justify" style:justify-single-word="false"/>
      <style:text-properties style:font-name="Liberation Serif" fo:font-size="12pt" fo:language="pt" fo:country="PT" officeooo:rsid="001600f2" officeooo:paragraph-rsid="001600f2" style:font-size-asian="12pt" style:font-size-complex="12pt"/>
    </style:style>
    <style:style style:name="P53" style:family="paragraph" style:parent-style-name="Standard">
      <style:paragraph-properties fo:line-height="150%" fo:text-align="justify" style:justify-single-word="false"/>
      <style:text-properties style:font-name="Liberation Serif" fo:font-size="12pt" fo:language="pt" fo:country="PT" officeooo:rsid="001fe858" officeooo:paragraph-rsid="002297db" style:font-size-asian="12pt" style:font-size-complex="12pt"/>
    </style:style>
    <style:style style:name="P54" style:family="paragraph" style:parent-style-name="Standard">
      <style:paragraph-properties fo:line-height="150%" fo:text-align="justify" style:justify-single-word="false"/>
      <style:text-properties style:font-name="Liberation Serif" fo:font-size="12pt" fo:language="pt" fo:country="PT" officeooo:rsid="002deb4b" officeooo:paragraph-rsid="002deb4b" style:font-size-asian="12pt" style:font-size-complex="12pt"/>
    </style:style>
    <style:style style:name="P55" style:family="paragraph" style:parent-style-name="Standard">
      <style:paragraph-properties fo:line-height="150%" fo:text-align="justify" style:justify-single-word="false"/>
      <style:text-properties style:font-name="Liberation Serif" fo:font-size="12pt" fo:language="pt" fo:country="PT" fo:font-weight="normal" officeooo:rsid="0029088d" officeooo:paragraph-rsid="0029245e" style:font-size-asian="12pt" style:font-weight-asian="normal" style:font-size-complex="12pt" style:font-weight-complex="normal"/>
    </style:style>
    <style:style style:name="P56" style:family="paragraph" style:parent-style-name="Standard">
      <style:paragraph-properties fo:line-height="150%" fo:text-align="justify" style:justify-single-word="false"/>
      <style:text-properties style:font-name="Liberation Serif" fo:font-size="12pt" fo:language="pt" fo:country="PT" fo:font-style="normal" fo:font-weight="bold" officeooo:rsid="000a585c" officeooo:paragraph-rsid="001324ce" style:font-size-asian="12pt" style:font-style-asian="normal" style:font-weight-asian="bold" style:font-size-complex="12pt" style:font-style-complex="normal" style:font-weight-complex="bold"/>
    </style:style>
    <style:style style:name="P57" style:family="paragraph" style:parent-style-name="Standard">
      <style:paragraph-properties fo:line-height="150%" fo:text-align="justify" style:justify-single-word="false"/>
      <style:text-properties style:text-position="0% 100%" style:font-name="Liberation Serif" fo:font-size="12pt" fo:language="pt" fo:country="PT" fo:font-style="normal" fo:font-weight="normal" officeooo:rsid="001fe858" officeooo:paragraph-rsid="0025ce19" style:font-size-asian="12pt" style:font-style-asian="normal" style:font-weight-asian="normal" style:font-size-complex="12pt" style:font-style-complex="normal" style:font-weight-complex="normal"/>
    </style:style>
    <style:style style:name="P58" style:family="paragraph" style:parent-style-name="Standard">
      <style:paragraph-properties fo:line-height="150%" fo:text-align="justify" style:justify-single-word="false"/>
      <style:text-properties style:text-position="0% 100%" style:font-name="Liberation Serif" fo:font-size="12pt" fo:language="pt" fo:country="PT" fo:font-style="normal" fo:font-weight="normal" officeooo:rsid="0025ce19" officeooo:paragraph-rsid="0025ce19" style:font-size-asian="12pt" style:font-style-asian="normal" style:font-weight-asian="normal" style:font-size-complex="12pt" style:font-style-complex="normal" style:font-weight-complex="normal"/>
    </style:style>
    <style:style style:name="P59" style:family="paragraph" style:parent-style-name="Standard">
      <style:paragraph-properties fo:line-height="150%" fo:text-align="center" style:justify-single-word="false"/>
      <style:text-properties style:text-position="0% 100%" style:font-name="Liberation Serif" fo:font-size="12pt" fo:language="pt" fo:country="PT" fo:font-style="normal" fo:font-weight="normal" officeooo:rsid="0025ce19" officeooo:paragraph-rsid="0025ce19" style:font-size-asian="12pt" style:font-style-asian="normal" style:font-weight-asian="normal" style:font-size-complex="12pt" style:font-style-complex="normal" style:font-weight-complex="normal"/>
    </style:style>
    <style:style style:name="P60" style:family="paragraph" style:parent-style-name="Standard">
      <style:paragraph-properties fo:line-height="150%" fo:text-align="justify" style:justify-single-word="false"/>
      <style:text-properties style:text-position="0% 100%" style:font-name="Liberation Serif" fo:font-size="12pt" fo:language="pt" fo:country="PT" fo:font-style="normal" officeooo:rsid="00270b2e" officeooo:paragraph-rsid="00270b2e" style:font-size-asian="12pt" style:font-style-asian="normal" style:font-size-complex="12pt" style:font-style-complex="normal"/>
    </style:style>
    <style:style style:name="P61" style:family="paragraph" style:parent-style-name="Standard">
      <style:paragraph-properties fo:line-height="150%" fo:text-align="center" style:justify-single-word="false"/>
      <style:text-properties style:text-position="0% 100%" style:font-name="Liberation Serif" fo:font-size="12pt" fo:language="pt" fo:country="PT" fo:font-style="italic" fo:font-weight="normal" officeooo:rsid="0025ce19" officeooo:paragraph-rsid="0025ce19" style:font-size-asian="12pt" style:font-style-asian="italic" style:font-weight-asian="normal" style:font-size-complex="12pt" style:font-style-complex="italic" style:font-weight-complex="normal"/>
    </style:style>
    <style:style style:name="P62" style:family="paragraph" style:parent-style-name="Standard">
      <style:paragraph-properties fo:line-height="150%" fo:text-align="justify" style:justify-single-word="false" fo:break-before="page"/>
      <style:text-properties style:font-name="Liberation Serif" fo:font-size="12pt" fo:language="pt" fo:country="PT" fo:font-style="normal" fo:font-weight="bold" officeooo:rsid="000a585c" officeooo:paragraph-rsid="001324ce" style:font-size-asian="12pt" style:font-style-asian="normal" style:font-weight-asian="bold" style:font-size-complex="12pt" style:font-style-complex="normal" style:font-weight-complex="bold"/>
    </style:style>
    <style:style style:name="P63" style:family="paragraph" style:parent-style-name="Standard">
      <style:paragraph-properties fo:margin-top="0.101cm" fo:margin-bottom="0.101cm" loext:contextual-spacing="false" fo:line-height="100%" fo:text-align="justify" style:justify-single-word="false"/>
      <style:text-properties style:font-name="Liberation Serif" fo:font-size="10pt" fo:language="pt" fo:country="PT" officeooo:rsid="0023d7ed" officeooo:paragraph-rsid="002cf7b9" style:font-size-asian="10pt" style:font-size-complex="10pt"/>
    </style:style>
    <style:style style:name="P64" style:family="paragraph" style:parent-style-name="Text_20_body" style:list-style-name="L5">
      <style:paragraph-properties fo:line-height="150%"/>
      <style:text-properties style:font-name="Liberation Serif" fo:language="pt" fo:country="BR" officeooo:paragraph-rsid="001b3ac6"/>
    </style:style>
    <style:style style:name="P65" style:family="paragraph" style:parent-style-name="Text_20_body" style:list-style-name="L6">
      <style:paragraph-properties fo:line-height="150%" fo:text-align="start" style:justify-single-word="false"/>
      <style:text-properties style:font-name="Liberation Serif" fo:language="pt" fo:country="BR" officeooo:paragraph-rsid="001b3ac6"/>
    </style:style>
    <style:style style:name="P66" style:family="paragraph" style:parent-style-name="Text_20_body" style:list-style-name="L5">
      <style:paragraph-properties fo:line-height="150%"/>
      <style:text-properties style:font-name="Liberation Serif" fo:language="pt" fo:country="BR" officeooo:rsid="00117503" officeooo:paragraph-rsid="001b3ac6"/>
    </style:style>
    <style:style style:name="P67" style:family="paragraph" style:parent-style-name="Text_20_body" style:list-style-name="L6">
      <style:paragraph-properties fo:line-height="150%" fo:text-align="start" style:justify-single-word="false"/>
      <style:text-properties style:font-name="Liberation Serif" fo:language="pt" fo:country="BR" style:text-underline-style="solid" style:text-underline-width="auto" style:text-underline-color="font-color" officeooo:rsid="0015c1eb" officeooo:paragraph-rsid="001b3ac6"/>
    </style:style>
    <style:style style:name="P68" style:family="paragraph" style:parent-style-name="Text_20_body" style:list-style-name="L2" style:master-page-name="">
      <loext:graphic-properties draw:fill="none"/>
      <style:paragraph-properties fo:margin-left="0.635cm" fo:margin-right="0cm" fo:margin-top="0.102cm" fo:margin-bottom="0.102cm" loext:contextual-spacing="false" fo:line-height="150%" fo:text-align="start" style:justify-single-word="false" fo:text-indent="0.635cm" style:auto-text-indent="false" style:page-number="auto" fo:background-color="transparent"/>
      <style:text-properties style:font-name="Liberation Serif" fo:language="pt" fo:country="BR" fo:font-style="italic" officeooo:rsid="000a5877" officeooo:paragraph-rsid="001b3ac6" style:font-style-asian="italic" style:font-style-complex="italic"/>
    </style:style>
    <style:style style:name="P69" style:family="paragraph" style:parent-style-name="Text_20_body" style:list-style-name="L3" style:master-page-name="">
      <loext:graphic-properties draw:fill="none"/>
      <style:paragraph-properties fo:margin-left="0.635cm" fo:margin-right="0cm" fo:margin-top="0.102cm" fo:margin-bottom="0.102cm" loext:contextual-spacing="false" fo:line-height="150%" fo:text-align="start" style:justify-single-word="false" fo:text-indent="0.635cm" style:auto-text-indent="false" style:page-number="auto" fo:background-color="transparent"/>
      <style:text-properties style:font-name="Liberation Serif" fo:language="pt" fo:country="BR" fo:font-style="italic" fo:font-weight="normal" officeooo:rsid="000c6751" officeooo:paragraph-rsid="001b3ac6" style:font-style-asian="italic" style:font-weight-asian="normal" style:font-style-complex="italic" style:font-weight-complex="normal"/>
    </style:style>
    <style:style style:name="P70" style:family="paragraph" style:parent-style-name="Text_20_body" style:list-style-name="L3" style:master-page-name="">
      <loext:graphic-properties draw:fill="none"/>
      <style:paragraph-properties fo:margin-left="0.635cm" fo:margin-right="0cm" fo:margin-top="0.102cm" fo:margin-bottom="0.102cm" loext:contextual-spacing="false" fo:line-height="150%" fo:text-align="start" style:justify-single-word="false" fo:text-indent="0.635cm" style:auto-text-indent="false" style:page-number="auto" fo:background-color="transparent"/>
      <style:text-properties style:font-name="Liberation Serif" fo:language="pt" fo:country="BR" fo:font-style="italic" fo:font-weight="normal" officeooo:rsid="000de0e6" officeooo:paragraph-rsid="001b3ac6" style:font-style-asian="italic" style:font-weight-asian="normal" style:font-style-complex="italic" style:font-weight-complex="normal"/>
    </style:style>
    <style:style style:name="P71" style:family="paragraph" style:parent-style-name="Text_20_body" style:list-style-name="L2">
      <loext:graphic-properties draw:fill="none"/>
      <style:paragraph-properties fo:margin-left="0.635cm" fo:margin-right="0cm" fo:margin-top="0.102cm" fo:margin-bottom="0.102cm" loext:contextual-spacing="false" fo:line-height="150%" fo:text-align="start" style:justify-single-word="false" fo:text-indent="0.635cm" style:auto-text-indent="false" fo:background-color="transparent"/>
      <style:text-properties style:font-name="Liberation Serif" fo:language="pt" fo:country="BR" fo:font-style="italic" officeooo:rsid="000a5877" officeooo:paragraph-rsid="001b3ac6" style:font-style-asian="italic" style:font-style-complex="italic"/>
    </style:style>
    <style:style style:name="P72" style:family="paragraph" style:parent-style-name="Text_20_body" style:list-style-name="L4">
      <loext:graphic-properties draw:fill="none"/>
      <style:paragraph-properties fo:margin-top="0.102cm" fo:margin-bottom="0.102cm" loext:contextual-spacing="false" fo:line-height="150%" fo:text-align="start" style:justify-single-word="false" fo:background-color="transparent"/>
      <style:text-properties style:font-name="Liberation Serif" fo:language="pt" fo:country="BR" officeooo:paragraph-rsid="001b3ac6"/>
    </style:style>
    <style:style style:name="P73" style:family="paragraph" style:parent-style-name="Text_20_body" style:list-style-name="L7">
      <loext:graphic-properties draw:fill="none"/>
      <style:paragraph-properties fo:margin-top="0.102cm" fo:margin-bottom="0.102cm" loext:contextual-spacing="false" fo:line-height="150%" fo:text-align="justify" style:justify-single-word="false" fo:background-color="transparent"/>
      <style:text-properties style:font-name="Liberation Serif" fo:language="pt" fo:country="BR" fo:font-weight="normal" officeooo:rsid="002100b8" officeooo:paragraph-rsid="001b3ac6" style:font-weight-asian="normal" style:font-weight-complex="normal"/>
    </style:style>
    <style:style style:name="P74" style:family="paragraph" style:parent-style-name="Heading_20_3">
      <style:paragraph-properties fo:line-height="150%"/>
      <style:text-properties style:font-name="Liberation Serif" fo:font-size="12pt" officeooo:rsid="001dc016" officeooo:paragraph-rsid="001b3ac6" style:font-size-asian="12pt" style:font-size-complex="12pt"/>
    </style:style>
    <style:style style:name="P75" style:family="paragraph" style:parent-style-name="Heading_20_3">
      <style:paragraph-properties fo:line-height="150%"/>
      <style:text-properties style:font-name="Liberation Serif" fo:font-size="12pt" officeooo:paragraph-rsid="001b3ac6" style:font-size-asian="12pt" style:font-size-complex="12pt"/>
    </style:style>
    <style:style style:name="P76" style:family="paragraph" style:parent-style-name="Heading_20_3">
      <style:paragraph-properties fo:line-height="150%"/>
      <style:text-properties style:font-name="Liberation Serif" fo:font-size="12pt" fo:language="pt" fo:country="BR" officeooo:rsid="00149241" officeooo:paragraph-rsid="001b3ac6" style:font-size-asian="12pt" style:font-size-complex="12pt"/>
    </style:style>
    <style:style style:name="P77" style:family="paragraph" style:parent-style-name="Heading_20_1">
      <style:paragraph-properties fo:line-height="150%"/>
      <style:text-properties style:font-name="Liberation Serif" fo:font-size="12pt" officeooo:rsid="001dc016" officeooo:paragraph-rsid="001b3ac6" style:font-size-asian="12pt" style:font-size-complex="12pt"/>
    </style:style>
    <style:style style:name="P78" style:family="paragraph" style:parent-style-name="Heading_20_1">
      <style:paragraph-properties fo:line-height="150%"/>
      <style:text-properties style:font-name="Liberation Serif" fo:font-size="12pt" fo:language="pt" fo:country="BR" officeooo:rsid="001cd762" officeooo:paragraph-rsid="001b3ac6" style:font-size-asian="12pt" style:font-size-complex="12pt"/>
    </style:style>
    <style:style style:name="P79" style:family="paragraph" style:parent-style-name="Footnote">
      <style:text-properties officeooo:rsid="002a59c6" officeooo:paragraph-rsid="002a59c6"/>
    </style:style>
    <style:style style:name="T1" style:family="text">
      <style:text-properties officeooo:rsid="000dd751"/>
    </style:style>
    <style:style style:name="T2" style:family="text">
      <style:text-properties style:text-position="super 58%"/>
    </style:style>
    <style:style style:name="T3" style:family="text">
      <style:text-properties style:text-position="super 58%" fo:font-style="normal" officeooo:rsid="001b3ac6" style:font-style-asian="normal" style:font-style-complex="normal"/>
    </style:style>
    <style:style style:name="T4" style:family="text">
      <style:text-properties officeooo:rsid="000f4614"/>
    </style:style>
    <style:style style:name="T5" style:family="text">
      <style:text-properties fo:font-style="italic" style:font-style-asian="italic" style:font-style-complex="italic"/>
    </style:style>
    <style:style style:name="T6" style:family="text">
      <style:text-properties fo:font-style="italic" officeooo:rsid="000f4614" style:font-style-asian="italic" style:font-style-complex="italic"/>
    </style:style>
    <style:style style:name="T7" style:family="text">
      <style:text-properties fo:font-style="italic" officeooo:rsid="001004d2" style:font-style-asian="italic" style:font-style-complex="italic"/>
    </style:style>
    <style:style style:name="T8" style:family="text">
      <style:text-properties fo:font-style="italic" officeooo:rsid="00113e19" style:font-style-asian="italic" style:font-style-complex="italic"/>
    </style:style>
    <style:style style:name="T9" style:family="text">
      <style:text-properties fo:font-style="italic" officeooo:rsid="0010e9b7" style:font-style-asian="italic" style:font-style-complex="italic"/>
    </style:style>
    <style:style style:name="T10" style:family="text">
      <style:text-properties fo:font-style="italic" officeooo:rsid="0025ce19" style:font-style-asian="italic" style:font-style-complex="italic"/>
    </style:style>
    <style:style style:name="T11" style:family="text">
      <style:text-properties fo:font-style="italic" officeooo:rsid="00270b2e"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officeooo:rsid="00270b2e" style:font-style-asian="italic" style:font-weight-asian="bold" style:font-style-complex="italic" style:font-weight-complex="bold"/>
    </style:style>
    <style:style style:name="T15" style:family="text">
      <style:text-properties officeooo:rsid="001004d2"/>
    </style:style>
    <style:style style:name="T16" style:family="text">
      <style:text-properties fo:font-style="normal" style:font-style-asian="normal" style:font-style-complex="normal"/>
    </style:style>
    <style:style style:name="T17" style:family="text">
      <style:text-properties fo:font-style="normal" officeooo:rsid="000f4614" style:font-style-asian="normal" style:font-style-complex="normal"/>
    </style:style>
    <style:style style:name="T18" style:family="text">
      <style:text-properties fo:font-style="normal" officeooo:rsid="001004d2" style:font-style-asian="normal" style:font-style-complex="normal"/>
    </style:style>
    <style:style style:name="T19" style:family="text">
      <style:text-properties fo:font-style="normal" officeooo:rsid="00113e19" style:font-style-asian="normal" style:font-style-complex="normal"/>
    </style:style>
    <style:style style:name="T20" style:family="text">
      <style:text-properties fo:font-style="normal" officeooo:rsid="000c2139" style:font-style-asian="normal" style:font-style-complex="normal"/>
    </style:style>
    <style:style style:name="T21" style:family="text">
      <style:text-properties fo:font-style="normal" officeooo:rsid="0010e9b7" style:font-style-asian="normal" style:font-style-complex="normal"/>
    </style:style>
    <style:style style:name="T22" style:family="text">
      <style:text-properties fo:font-style="normal" officeooo:rsid="00253e25" style:font-style-asian="normal" style:font-style-complex="normal"/>
    </style:style>
    <style:style style:name="T23" style:family="text">
      <style:text-properties fo:font-style="normal" officeooo:rsid="002cc75c"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1004d2" style:font-style-asian="normal" style:font-weight-asian="bold" style:font-style-complex="normal" style:font-weight-complex="bold"/>
    </style:style>
    <style:style style:name="T26" style:family="text">
      <style:text-properties fo:font-style="normal" fo:font-weight="bold" officeooo:rsid="000c2139" style:font-name-asian="Noto Sans CJK SC Regular" style:font-style-asian="normal" style:font-weight-asian="bold" style:font-name-complex="FreeSans" style:font-style-complex="normal" style:font-weight-complex="bold"/>
    </style:style>
    <style:style style:name="T27" style:family="text">
      <style:text-properties fo:font-style="normal" fo:font-weight="bold" style:font-name-asian="Cantarell" style:font-style-asian="normal" style:font-weight-asian="bold" style:font-name-complex="Cantarell" style:font-style-complex="normal" style:font-weight-complex="bold"/>
    </style:style>
    <style:style style:name="T28" style:family="text">
      <style:text-properties fo:font-style="normal" fo:font-weight="bold" style:font-name-asian="DejaVu Sans1" style:font-style-asian="normal" style:font-weight-asian="bold" style:font-name-complex="DejaVu Sans1" style:font-style-complex="normal" style:font-weight-complex="bold"/>
    </style:style>
    <style:style style:name="T29" style:family="text">
      <style:text-properties fo:font-style="normal" fo:font-weight="bold" officeooo:rsid="000f584d" style:font-name-asian="DejaVu Sans1" style:font-style-asian="normal" style:font-weight-asian="bold" style:font-name-complex="DejaVu Sans1" style:font-style-complex="normal" style:font-weight-complex="bold"/>
    </style:style>
    <style:style style:name="T30" style:family="text">
      <style:text-properties fo:font-style="normal" fo:font-weight="bold" officeooo:rsid="00117503" style:font-name-asian="DejaVu Sans1" style:font-style-asian="normal" style:font-weight-asian="bold" style:font-name-complex="DejaVu Sans1" style:font-style-complex="normal" style:font-weight-complex="bold"/>
    </style:style>
    <style:style style:name="T31" style:family="text">
      <style:text-properties fo:font-style="normal" fo:font-weight="bold" officeooo:rsid="0015c1eb" style:font-name-asian="DejaVu Sans1" style:font-style-asian="normal" style:font-weight-asian="bold" style:font-name-complex="DejaVu Sans1" style:font-style-complex="normal" style:font-weight-complex="bold"/>
    </style:style>
    <style:style style:name="T32" style:family="text">
      <style:text-properties fo:font-style="normal" fo:font-weight="normal" style:font-name-asian="Cantarell" style:font-style-asian="normal" style:font-weight-asian="normal" style:font-name-complex="Cantarell" style:font-style-complex="normal" style:font-weight-complex="normal"/>
    </style:style>
    <style:style style:name="T33" style:family="text">
      <style:text-properties fo:font-style="normal" fo:font-weight="normal" officeooo:rsid="000c6751" style:font-name-asian="Cantarell" style:font-style-asian="normal" style:font-weight-asian="normal" style:font-name-complex="Cantarell" style:font-style-complex="normal" style:font-weight-complex="normal"/>
    </style:style>
    <style:style style:name="T34" style:family="text">
      <style:text-properties fo:font-style="normal" fo:font-weight="normal" officeooo:rsid="0010e9b7" style:font-name-asian="Cantarell" style:font-style-asian="normal" style:font-weight-asian="normal" style:font-name-complex="Cantarell" style:font-style-complex="normal" style:font-weight-complex="normal"/>
    </style:style>
    <style:style style:name="T35" style:family="text">
      <style:text-properties fo:font-style="normal" fo:font-weight="normal" officeooo:rsid="002cc75c" style:font-name-asian="Cantarell" style:font-style-asian="normal" style:font-weight-asian="normal" style:font-name-complex="Cantarell" style:font-style-complex="normal" style:font-weight-complex="normal"/>
    </style:style>
    <style:style style:name="T36" style:family="text">
      <style:text-properties fo:font-style="normal" fo:font-weight="normal" style:font-name-asian="DejaVu Sans1" style:font-style-asian="normal" style:font-weight-asian="normal" style:font-name-complex="DejaVu Sans1" style:font-style-complex="normal" style:font-weight-complex="normal"/>
    </style:style>
    <style:style style:name="T37" style:family="text">
      <style:text-properties fo:font-style="normal" fo:font-weight="normal" officeooo:rsid="000f584d" style:font-name-asian="DejaVu Sans1" style:font-style-asian="normal" style:font-weight-asian="normal" style:font-name-complex="DejaVu Sans1" style:font-style-complex="normal" style:font-weight-complex="normal"/>
    </style:style>
    <style:style style:name="T38" style:family="text">
      <style:text-properties fo:font-style="normal" fo:font-weight="normal" officeooo:rsid="000c6751" style:font-name-asian="DejaVu Sans1" style:font-style-asian="normal" style:font-weight-asian="normal" style:font-name-complex="DejaVu Sans1" style:font-style-complex="normal" style:font-weight-complex="normal"/>
    </style:style>
    <style:style style:name="T39" style:family="text">
      <style:text-properties fo:font-style="normal" fo:font-weight="normal" officeooo:rsid="00117503" style:font-name-asian="DejaVu Sans1" style:font-style-asian="normal" style:font-weight-asian="normal" style:font-name-complex="DejaVu Sans1" style:font-style-complex="normal" style:font-weight-complex="normal"/>
    </style:style>
    <style:style style:name="T40" style:family="text">
      <style:text-properties fo:font-style="normal" fo:font-weight="normal" officeooo:rsid="0015c1eb" style:font-name-asian="DejaVu Sans1" style:font-style-asian="normal" style:font-weight-asian="normal" style:font-name-complex="DejaVu Sans1" style:font-style-complex="normal" style:font-weight-complex="normal"/>
    </style:style>
    <style:style style:name="T41" style:family="text">
      <style:text-properties fo:font-style="normal" fo:font-weight="normal" officeooo:rsid="00117503" style:font-name-asian="Noto Sans CJK SC Regular" style:font-style-asian="normal" style:font-weight-asian="normal" style:font-name-complex="FreeSans" style:font-style-complex="normal" style:font-weight-complex="normal"/>
    </style:style>
    <style:style style:name="T42" style:family="text">
      <style:text-properties fo:font-style="normal" style:font-name-asian="Cantarell" style:font-style-asian="normal" style:font-name-complex="Cantarell" style:font-style-complex="normal"/>
    </style:style>
    <style:style style:name="T43" style:family="text">
      <style:text-properties fo:font-style="normal" officeooo:rsid="000c2139" style:font-name-asian="Cantarell" style:font-style-asian="normal" style:font-name-complex="Cantarell" style:font-style-complex="normal"/>
    </style:style>
    <style:style style:name="T44" style:family="text">
      <style:text-properties fo:font-style="normal" officeooo:rsid="000c6751" style:font-name-asian="Cantarell" style:font-style-asian="normal" style:font-name-complex="Cantarell" style:font-style-complex="normal"/>
    </style:style>
    <style:style style:name="T45" style:family="text">
      <style:text-properties fo:font-style="normal" officeooo:rsid="0010e9b7" style:font-name-asian="Cantarell" style:font-style-asian="normal" style:font-name-complex="Cantarell" style:font-style-complex="normal"/>
    </style:style>
    <style:style style:name="T46" style:family="text">
      <style:text-properties fo:font-style="normal" officeooo:rsid="000c2139" style:font-name-asian="Noto Sans CJK SC Regular" style:font-style-asian="normal" style:font-name-complex="FreeSans" style:font-style-complex="normal"/>
    </style:style>
    <style:style style:name="T47" style:family="text">
      <style:text-properties fo:font-style="normal" officeooo:rsid="0010e9b7" style:font-name-asian="Noto Sans CJK SC Regular" style:font-style-asian="normal" style:font-name-complex="FreeSans" style:font-style-complex="normal"/>
    </style:style>
    <style:style style:name="T48" style:family="text">
      <style:text-properties fo:font-style="normal" style:text-underline-style="none" fo:font-weight="normal" officeooo:rsid="0010e9b7" style:font-name-asian="Cantarell" style:font-style-asian="normal" style:font-weight-asian="normal" style:font-name-complex="Cantarell" style:font-style-complex="normal" style:font-weight-complex="normal"/>
    </style:style>
    <style:style style:name="T49" style:family="text">
      <style:text-properties fo:font-style="normal" style:text-underline-style="none" fo:font-weight="normal" style:font-name-asian="DejaVu Sans1" style:font-style-asian="normal" style:font-weight-asian="normal" style:font-name-complex="DejaVu Sans1" style:font-style-complex="normal" style:font-weight-complex="normal"/>
    </style:style>
    <style:style style:name="T50" style:family="text">
      <style:text-properties fo:font-style="normal" style:text-underline-style="none" fo:font-weight="normal" officeooo:rsid="000c6751" style:font-name-asian="DejaVu Sans1" style:font-style-asian="normal" style:font-weight-asian="normal" style:font-name-complex="DejaVu Sans1" style:font-style-complex="normal" style:font-weight-complex="normal"/>
    </style:style>
    <style:style style:name="T51" style:family="text">
      <style:text-properties fo:font-style="normal" style:text-underline-style="none" fo:font-weight="normal" officeooo:rsid="00175909" style:font-name-asian="DejaVu Sans1" style:font-style-asian="normal" style:font-weight-asian="normal" style:font-name-complex="DejaVu Sans1" style:font-style-complex="normal" style:font-weight-complex="normal"/>
    </style:style>
    <style:style style:name="T52" style:family="text">
      <style:text-properties fo:font-style="normal" style:text-underline-style="none" fo:font-weight="normal" officeooo:rsid="001887c2" style:font-name-asian="DejaVu Sans1" style:font-style-asian="normal" style:font-weight-asian="normal" style:font-name-complex="DejaVu Sans1" style:font-style-complex="normal" style:font-weight-complex="normal"/>
    </style:style>
    <style:style style:name="T53" style:family="text">
      <style:text-properties fo:font-style="normal" style:text-underline-style="none" fo:font-weight="normal" officeooo:rsid="0015c1eb" style:font-name-asian="DejaVu Sans1" style:font-style-asian="normal" style:font-weight-asian="normal" style:font-name-complex="DejaVu Sans1" style:font-style-complex="normal" style:font-weight-complex="normal"/>
    </style:style>
    <style:style style:name="T54" style:family="text">
      <style:text-properties fo:font-style="normal" style:text-underline-style="none" fo:font-weight="bold" officeooo:rsid="00175909" style:font-name-asian="DejaVu Sans1" style:font-style-asian="normal" style:font-weight-asian="bold" style:font-name-complex="DejaVu Sans1" style:font-style-complex="normal" style:font-weight-complex="bold"/>
    </style:style>
    <style:style style:name="T55" style:family="text">
      <style:text-properties fo:font-style="normal" style:font-name-asian="DejaVu Sans1" style:font-style-asian="normal" style:font-name-complex="DejaVu Sans1" style:font-style-complex="normal"/>
    </style:style>
    <style:style style:name="T56" style:family="text">
      <style:text-properties fo:font-style="normal" officeooo:rsid="000de0e6" style:font-name-asian="DejaVu Sans1" style:font-style-asian="normal" style:font-name-complex="DejaVu Sans1" style:font-style-complex="normal"/>
    </style:style>
    <style:style style:name="T57" style:family="text">
      <style:text-properties fo:font-style="normal" officeooo:rsid="0010e9b7" style:font-name-asian="DejaVu Sans1" style:font-style-asian="normal" style:font-name-complex="DejaVu Sans1" style:font-style-complex="normal"/>
    </style:style>
    <style:style style:name="T58" style:family="text">
      <style:text-properties fo:font-style="normal" officeooo:rsid="000c6751" style:font-name-asian="DejaVu Sans1" style:font-style-asian="normal" style:font-name-complex="DejaVu Sans1" style:font-style-complex="normal"/>
    </style:style>
    <style:style style:name="T59" style:family="text">
      <style:text-properties fo:font-style="normal" officeooo:rsid="002100b8" style:font-name-asian="DejaVu Sans1" style:font-style-asian="normal" style:font-name-complex="DejaVu Sans1" style:font-style-complex="normal"/>
    </style:style>
    <style:style style:name="T60" style:family="text">
      <style:text-properties fo:font-style="normal" officeooo:rsid="00250194" style:font-name-asian="DejaVu Sans1" style:font-style-asian="normal" style:font-name-complex="DejaVu Sans1" style:font-style-complex="normal"/>
    </style:style>
    <style:style style:name="T61" style:family="text">
      <style:text-properties fo:font-style="normal" officeooo:rsid="001dc016" style:font-name-asian="DejaVu Sans1" style:font-style-asian="normal" style:font-name-complex="DejaVu Sans1" style:font-style-complex="normal"/>
    </style:style>
    <style:style style:name="T62" style:family="text">
      <style:text-properties fo:font-style="normal" officeooo:rsid="002cc75c" style:font-name-asian="DejaVu Sans1" style:font-style-asian="normal" style:font-name-complex="DejaVu Sans1" style:font-style-complex="normal"/>
    </style:style>
    <style:style style:name="T63" style:family="text">
      <style:text-properties style:text-position="sub 58%"/>
    </style:style>
    <style:style style:name="T64" style:family="text">
      <style:text-properties style:text-position="sub 58%" fo:font-style="normal" style:font-style-asian="normal" style:font-style-complex="normal"/>
    </style:style>
    <style:style style:name="T65" style:family="text">
      <style:text-properties style:text-position="sub 58%" fo:font-style="normal" fo:font-weight="normal" officeooo:rsid="0015c1eb" style:font-name-asian="DejaVu Sans1" style:font-style-asian="normal" style:font-weight-asian="normal" style:font-name-complex="DejaVu Sans1" style:font-style-complex="normal" style:font-weight-complex="normal"/>
    </style:style>
    <style:style style:name="T66" style:family="text">
      <style:text-properties style:text-position="sub 58%" fo:font-style="normal" style:text-underline-style="none" fo:font-weight="normal" style:font-name-asian="DejaVu Sans1" style:font-style-asian="normal" style:font-weight-asian="normal" style:font-name-complex="DejaVu Sans1" style:font-style-complex="normal" style:font-weight-complex="normal"/>
    </style:style>
    <style:style style:name="T67" style:family="text">
      <style:text-properties style:text-position="sub 58%" fo:font-style="normal" style:text-underline-style="none" fo:font-weight="normal" officeooo:rsid="0015c1eb" style:font-name-asian="DejaVu Sans1" style:font-style-asian="normal" style:font-weight-asian="normal" style:font-name-complex="DejaVu Sans1" style:font-style-complex="normal" style:font-weight-complex="normal"/>
    </style:style>
    <style:style style:name="T68" style:family="text">
      <style:text-properties style:text-position="sub 58%" fo:language="pt" fo:country="PT" fo:font-style="normal" officeooo:rsid="0014488e" style:font-style-asian="normal" style:font-style-complex="normal"/>
    </style:style>
    <style:style style:name="T69" style:family="text">
      <style:text-properties style:text-position="sub 58%" fo:language="pt" fo:country="BR" fo:font-style="normal" style:text-underline-style="none" fo:font-weight="normal" officeooo:rsid="0015c1eb" style:font-name-asian="DejaVu Sans1" style:font-style-asian="normal" style:font-weight-asian="normal" style:font-name-complex="DejaVu Sans1" style:font-style-complex="normal" style:font-weight-complex="normal"/>
    </style:style>
    <style:style style:name="T70" style:family="text">
      <style:text-properties style:text-position="sub 58%" fo:language="pt" fo:country="BR" fo:font-style="normal" style:text-underline-style="none" style:font-name-asian="DejaVu Sans1" style:font-style-asian="normal" style:font-name-complex="DejaVu Sans1" style:font-style-complex="normal"/>
    </style:style>
    <style:style style:name="T71" style:family="text">
      <style:text-properties style:text-position="sub 58%" fo:language="pt" fo:country="BR" fo:font-style="normal" style:text-underline-style="none" officeooo:rsid="0015c1eb" style:font-name-asian="DejaVu Sans1" style:font-style-asian="normal" style:font-name-complex="DejaVu Sans1" style:font-style-complex="normal"/>
    </style:style>
    <style:style style:name="T72" style:family="text">
      <style:text-properties style:text-position="sub 58%" fo:language="pt" fo:country="BR" style:text-underline-style="none" officeooo:rsid="0015c1eb" style:font-name-asian="DejaVu Sans1" style:font-name-complex="DejaVu Sans1"/>
    </style:style>
    <style:style style:name="T73" style:family="text">
      <style:text-properties fo:font-size="12pt" officeooo:rsid="000badcd" style:font-size-asian="12pt" style:font-size-complex="12pt"/>
    </style:style>
    <style:style style:name="T74" style:family="text">
      <style:text-properties fo:font-size="12pt" officeooo:rsid="000df1dc" style:font-size-asian="12pt" style:font-size-complex="12pt"/>
    </style:style>
    <style:style style:name="T75" style:family="text">
      <style:text-properties fo:font-size="12pt" officeooo:rsid="001004d2" style:font-size-asian="12pt" style:font-size-complex="12pt"/>
    </style:style>
    <style:style style:name="T76" style:family="text">
      <style:text-properties fo:font-size="12pt" officeooo:rsid="0017ce78" style:font-size-asian="12pt" style:font-size-complex="12pt"/>
    </style:style>
    <style:style style:name="T77" style:family="text">
      <style:text-properties fo:font-size="12pt" officeooo:rsid="000dd751" style:font-size-asian="12pt" style:font-size-complex="12pt"/>
    </style:style>
    <style:style style:name="T78" style:family="text">
      <style:text-properties fo:font-size="12pt" officeooo:rsid="002448bf" style:font-size-asian="12pt" style:font-size-complex="12pt"/>
    </style:style>
    <style:style style:name="T79" style:family="text">
      <style:text-properties fo:font-size="12pt" officeooo:rsid="0029245e" style:font-size-asian="12pt" style:font-size-complex="12pt"/>
    </style:style>
    <style:style style:name="T80" style:family="text">
      <style:text-properties fo:font-size="12pt" fo:font-weight="bold" officeooo:rsid="001fe858" style:font-size-asian="12pt" style:font-weight-asian="bold" style:font-size-complex="12pt" style:font-weight-complex="bold"/>
    </style:style>
    <style:style style:name="T81" style:family="text">
      <style:text-properties fo:font-size="12pt" fo:font-weight="bold" officeooo:rsid="0029088d" style:font-size-asian="12pt" style:font-weight-asian="bold" style:font-size-complex="12pt" style:font-weight-complex="bold"/>
    </style:style>
    <style:style style:name="T82" style:family="text">
      <style:text-properties fo:font-size="12pt" fo:font-weight="normal" officeooo:rsid="001fe858" style:font-size-asian="12pt" style:font-weight-asian="normal" style:font-size-complex="12pt" style:font-weight-complex="normal"/>
    </style:style>
    <style:style style:name="T83" style:family="text">
      <style:text-properties fo:font-size="12pt" fo:font-weight="normal" officeooo:rsid="0029088d" style:font-size-asian="12pt" style:font-weight-asian="normal" style:font-size-complex="12pt" style:font-weight-complex="normal"/>
    </style:style>
    <style:style style:name="T84" style:family="text">
      <style:text-properties fo:font-size="12pt" fo:font-weight="normal" officeooo:rsid="002cf7b9" style:font-size-asian="12pt" style:font-weight-asian="normal" style:font-size-complex="12pt" style:font-weight-complex="normal"/>
    </style:style>
    <style:style style:name="T85" style:family="text">
      <style:text-properties fo:font-weight="bold" style:font-weight-asian="bold" style:font-weight-complex="bold"/>
    </style:style>
    <style:style style:name="T86" style:family="text">
      <style:text-properties fo:font-weight="bold" officeooo:rsid="001dc016" style:font-weight-asian="bold" style:font-weight-complex="bold"/>
    </style:style>
    <style:style style:name="T87" style:family="text">
      <style:text-properties fo:font-weight="bold" officeooo:rsid="0029088d" style:font-weight-asian="bold" style:font-weight-complex="bold"/>
    </style:style>
    <style:style style:name="T88" style:family="text">
      <style:text-properties fo:font-weight="bold" officeooo:rsid="000dd751" style:font-weight-asian="bold" style:font-weight-complex="bold"/>
    </style:style>
    <style:style style:name="T89" style:family="text">
      <style:text-properties fo:font-weight="bold" officeooo:rsid="002448bf" style:font-weight-asian="bold" style:font-weight-complex="bold"/>
    </style:style>
    <style:style style:name="T90" style:family="text">
      <style:text-properties fo:font-weight="bold" officeooo:rsid="001fe858" style:font-weight-asian="bold" style:font-weight-complex="bold"/>
    </style:style>
    <style:style style:name="T91" style:family="text">
      <style:text-properties fo:font-weight="bold" officeooo:rsid="002297db" style:font-weight-asian="bold" style:font-weight-complex="bold"/>
    </style:style>
    <style:style style:name="T92" style:family="text">
      <style:text-properties fo:font-weight="bold" style:font-name-asian="DejaVu Sans1" style:font-weight-asian="bold" style:font-name-complex="DejaVu Sans1" style:font-weight-complex="bold"/>
    </style:style>
    <style:style style:name="T93" style:family="text">
      <style:text-properties officeooo:rsid="0019d0bf"/>
    </style:style>
    <style:style style:name="T94" style:family="text">
      <style:text-properties style:text-position="0% 100%" fo:font-style="normal" style:font-style-asian="normal" style:font-style-complex="normal"/>
    </style:style>
    <style:style style:name="T95" style:family="text">
      <style:text-properties style:text-position="0% 100%" fo:font-style="normal" officeooo:rsid="001b3ac6" style:font-style-asian="normal" style:font-style-complex="normal"/>
    </style:style>
    <style:style style:name="T96" style:family="text">
      <style:text-properties style:text-position="0% 100%" fo:font-style="normal" style:text-underline-style="none" fo:font-weight="normal" officeooo:rsid="00175909" style:font-name-asian="DejaVu Sans1" style:font-style-asian="normal" style:font-weight-asian="normal" style:font-name-complex="DejaVu Sans1" style:font-style-complex="normal" style:font-weight-complex="normal"/>
    </style:style>
    <style:style style:name="T97" style:family="text">
      <style:text-properties style:text-position="0% 100%" fo:font-style="normal" style:text-underline-style="none" fo:font-weight="normal" officeooo:rsid="001887c2" style:font-name-asian="DejaVu Sans1" style:font-style-asian="normal" style:font-weight-asian="normal" style:font-name-complex="DejaVu Sans1" style:font-style-complex="normal" style:font-weight-complex="normal"/>
    </style:style>
    <style:style style:name="T98" style:family="text">
      <style:text-properties style:text-position="0% 100%" fo:font-style="normal" style:text-underline-style="none" fo:font-weight="normal" officeooo:rsid="000c6751" style:font-name-asian="DejaVu Sans1" style:font-style-asian="normal" style:font-weight-asian="normal" style:font-name-complex="DejaVu Sans1" style:font-style-complex="normal" style:font-weight-complex="normal"/>
    </style:style>
    <style:style style:name="T99" style:family="text">
      <style:text-properties style:text-position="0% 100%" fo:font-style="normal" style:text-underline-style="none" fo:font-weight="normal" officeooo:rsid="00220971" style:font-name-asian="DejaVu Sans1" style:font-style-asian="normal" style:font-weight-asian="normal" style:font-name-complex="DejaVu Sans1" style:font-style-complex="normal" style:font-weight-complex="normal"/>
    </style:style>
    <style:style style:name="T100" style:family="text">
      <style:text-properties style:text-position="0% 100%" fo:font-style="normal" style:text-underline-style="none" fo:font-weight="normal" officeooo:rsid="00240782" style:font-name-asian="DejaVu Sans1" style:font-style-asian="normal" style:font-weight-asian="normal" style:font-name-complex="DejaVu Sans1" style:font-style-complex="normal" style:font-weight-complex="normal"/>
    </style:style>
    <style:style style:name="T101" style:family="text">
      <style:text-properties style:text-position="0% 100%" fo:font-style="normal" style:text-underline-style="none" style:font-name-asian="DejaVu Sans1" style:font-style-asian="normal" style:font-name-complex="DejaVu Sans1" style:font-style-complex="normal"/>
    </style:style>
    <style:style style:name="T102" style:family="text">
      <style:text-properties style:text-position="0% 100%" fo:font-style="normal" style:text-underline-style="none" officeooo:rsid="000c6751" style:font-name-asian="DejaVu Sans1" style:font-style-asian="normal" style:font-name-complex="DejaVu Sans1" style:font-style-complex="normal"/>
    </style:style>
    <style:style style:name="T103" style:family="text">
      <style:text-properties style:text-position="0% 100%" fo:font-style="normal" style:text-underline-style="none" officeooo:rsid="00250194" style:font-name-asian="DejaVu Sans1" style:font-style-asian="normal" style:font-name-complex="DejaVu Sans1" style:font-style-complex="normal"/>
    </style:style>
    <style:style style:name="T104" style:family="text">
      <style:text-properties style:text-position="0% 100%" fo:font-style="normal" style:text-underline-style="none" officeooo:rsid="00220332" style:font-name-asian="DejaVu Sans1" style:font-style-asian="normal" style:font-name-complex="DejaVu Sans1" style:font-style-complex="normal"/>
    </style:style>
    <style:style style:name="T105" style:family="text">
      <style:text-properties style:text-position="0% 100%" fo:font-style="normal" style:text-underline-style="none" officeooo:rsid="00220971" style:font-name-asian="DejaVu Sans1" style:font-style-asian="normal" style:font-name-complex="DejaVu Sans1" style:font-style-complex="normal"/>
    </style:style>
    <style:style style:name="T106" style:family="text">
      <style:text-properties style:text-position="0% 100%" fo:font-style="normal" style:text-underline-style="none" officeooo:rsid="0022e4b6" style:font-name-asian="DejaVu Sans1" style:font-style-asian="normal" style:font-name-complex="DejaVu Sans1" style:font-style-complex="normal"/>
    </style:style>
    <style:style style:name="T107" style:family="text">
      <style:text-properties style:text-position="0% 100%" fo:font-style="normal" style:text-underline-style="none" fo:font-weight="bold" style:font-name-asian="DejaVu Sans1" style:font-style-asian="normal" style:font-weight-asian="bold" style:font-name-complex="DejaVu Sans1" style:font-style-complex="normal" style:font-weight-complex="bold"/>
    </style:style>
    <style:style style:name="T108" style:family="text">
      <style:text-properties style:text-position="0% 100%" fo:font-style="normal" style:text-underline-style="none" fo:font-weight="bold" officeooo:rsid="00250194" style:font-name-asian="DejaVu Sans1" style:font-style-asian="normal" style:font-weight-asian="bold" style:font-name-complex="DejaVu Sans1" style:font-style-complex="normal" style:font-weight-complex="bold"/>
    </style:style>
    <style:style style:name="T109" style:family="text">
      <style:text-properties style:text-position="0% 100%" fo:language="pt" fo:country="BR" fo:font-style="normal" style:text-underline-style="none" fo:font-weight="normal" style:font-name-asian="DejaVu Sans1" style:font-style-asian="normal" style:font-weight-asian="normal" style:font-name-complex="DejaVu Sans1" style:font-style-complex="normal" style:font-weight-complex="normal"/>
    </style:style>
    <style:style style:name="T110" style:family="text">
      <style:text-properties style:text-position="0% 100%" fo:language="pt" fo:country="BR" fo:font-style="normal" style:text-underline-style="none" fo:font-weight="normal" officeooo:rsid="0015c1eb" style:font-name-asian="DejaVu Sans1" style:font-style-asian="normal" style:font-weight-asian="normal" style:font-name-complex="DejaVu Sans1" style:font-style-complex="normal" style:font-weight-complex="normal"/>
    </style:style>
    <style:style style:name="T111" style:family="text">
      <style:text-properties style:text-position="0% 100%" fo:language="pt" fo:country="BR" fo:font-style="normal" style:text-underline-style="none" fo:font-weight="normal" officeooo:rsid="001f2d89" style:font-name-asian="DejaVu Sans1" style:font-style-asian="normal" style:font-weight-asian="normal" style:font-name-complex="DejaVu Sans1" style:font-style-complex="normal" style:font-weight-complex="normal"/>
    </style:style>
    <style:style style:name="T112" style:family="text">
      <style:text-properties style:text-position="0% 100%" fo:language="pt" fo:country="BR" fo:font-style="normal" style:text-underline-style="none" fo:font-weight="normal" officeooo:rsid="00240782" style:font-name-asian="DejaVu Sans1" style:font-style-asian="normal" style:font-weight-asian="normal" style:font-name-complex="DejaVu Sans1" style:font-style-complex="normal" style:font-weight-complex="normal"/>
    </style:style>
    <style:style style:name="T113" style:family="text">
      <style:text-properties style:text-position="0% 100%" fo:language="pt" fo:country="BR" fo:font-style="normal" style:text-underline-style="none" fo:font-weight="normal" officeooo:rsid="00220971" style:font-name-asian="DejaVu Sans1" style:font-style-asian="normal" style:font-weight-asian="normal" style:font-name-complex="DejaVu Sans1" style:font-style-complex="normal" style:font-weight-complex="normal"/>
    </style:style>
    <style:style style:name="T114" style:family="text">
      <style:text-properties style:text-position="0% 100%" fo:language="pt" fo:country="BR" fo:font-style="normal" style:text-underline-style="none" fo:font-weight="normal" officeooo:rsid="0022e4b6" style:font-name-asian="DejaVu Sans1" style:font-style-asian="normal" style:font-weight-asian="normal" style:font-name-complex="DejaVu Sans1" style:font-style-complex="normal" style:font-weight-complex="normal"/>
    </style:style>
    <style:style style:name="T115" style:family="text">
      <style:text-properties style:text-position="0% 100%" fo:language="pt" fo:country="BR" fo:font-style="normal" style:text-underline-style="none" style:font-name-asian="DejaVu Sans1" style:font-style-asian="normal" style:font-name-complex="DejaVu Sans1" style:font-style-complex="normal"/>
    </style:style>
    <style:style style:name="T116" style:family="text">
      <style:text-properties style:text-position="0% 100%" fo:language="pt" fo:country="BR" fo:font-style="normal" style:text-underline-style="none" officeooo:rsid="001f2d89" style:font-name-asian="DejaVu Sans1" style:font-style-asian="normal" style:font-name-complex="DejaVu Sans1" style:font-style-complex="normal"/>
    </style:style>
    <style:style style:name="T117" style:family="text">
      <style:text-properties style:text-position="0% 100%" fo:language="pt" fo:country="BR" fo:font-style="normal" style:text-underline-style="none" officeooo:rsid="00220971" style:font-name-asian="DejaVu Sans1" style:font-style-asian="normal" style:font-name-complex="DejaVu Sans1" style:font-style-complex="normal"/>
    </style:style>
    <style:style style:name="T118" style:family="text">
      <style:text-properties style:text-position="0% 100%" fo:language="pt" fo:country="BR" fo:font-style="normal" style:text-underline-style="none" officeooo:rsid="0022e4b6" style:font-name-asian="DejaVu Sans1" style:font-style-asian="normal" style:font-name-complex="DejaVu Sans1" style:font-style-complex="normal"/>
    </style:style>
    <style:style style:name="T119" style:family="text">
      <style:text-properties style:text-position="0% 100%" fo:font-style="italic" style:font-style-asian="italic" style:font-style-complex="italic"/>
    </style:style>
    <style:style style:name="T120" style:family="text">
      <style:text-properties style:text-position="0% 100%" fo:font-size="12pt" officeooo:rsid="0017ce78" style:font-size-asian="12pt" style:font-size-complex="12pt"/>
    </style:style>
    <style:style style:name="T121" style:family="text">
      <style:text-properties officeooo:rsid="001b3ac6"/>
    </style:style>
    <style:style style:name="T122" style:family="text">
      <style:text-properties officeooo:rsid="001dc016"/>
    </style:style>
    <style:style style:name="T123" style:family="text">
      <style:text-properties officeooo:rsid="000c2139"/>
    </style:style>
    <style:style style:name="T124" style:family="text">
      <style:text-properties officeooo:rsid="000c2139" style:font-name-asian="Noto Sans CJK SC Regular" style:font-name-complex="FreeSans"/>
    </style:style>
    <style:style style:name="T125" style:family="text">
      <style:text-properties officeooo:rsid="00117503" style:font-name-asian="Noto Sans CJK SC Regular" style:font-name-complex="FreeSans"/>
    </style:style>
    <style:style style:name="T126" style:family="text">
      <style:text-properties fo:font-weight="normal" style:font-name-asian="Cantarell" style:font-weight-asian="normal" style:font-name-complex="Cantarell" style:font-weight-complex="normal"/>
    </style:style>
    <style:style style:name="T127" style:family="text">
      <style:text-properties fo:font-weight="normal" style:font-weight-asian="normal" style:font-weight-complex="normal"/>
    </style:style>
    <style:style style:name="T128" style:family="text">
      <style:text-properties fo:font-weight="normal" officeooo:rsid="0020b9ee" style:font-weight-asian="normal" style:font-weight-complex="normal"/>
    </style:style>
    <style:style style:name="T129" style:family="text">
      <style:text-properties fo:font-weight="normal" officeooo:rsid="00253e25" style:font-weight-asian="normal" style:font-weight-complex="normal"/>
    </style:style>
    <style:style style:name="T130" style:family="text">
      <style:text-properties fo:font-weight="normal" officeooo:rsid="000dd751" style:font-weight-asian="normal" style:font-weight-complex="normal"/>
    </style:style>
    <style:style style:name="T131" style:family="text">
      <style:text-properties fo:font-weight="normal" officeooo:rsid="002448bf" style:font-weight-asian="normal" style:font-weight-complex="normal"/>
    </style:style>
    <style:style style:name="T132" style:family="text">
      <style:text-properties fo:font-weight="normal" officeooo:rsid="001fe858" style:font-weight-asian="normal" style:font-weight-complex="normal"/>
    </style:style>
    <style:style style:name="T133" style:family="text">
      <style:text-properties fo:font-weight="normal" officeooo:rsid="0029088d" style:font-weight-asian="normal" style:font-weight-complex="normal"/>
    </style:style>
    <style:style style:name="T134" style:family="text">
      <style:text-properties fo:font-weight="normal" officeooo:rsid="002297db" style:font-weight-asian="normal" style:font-weight-complex="normal"/>
    </style:style>
    <style:style style:name="T135" style:family="text">
      <style:text-properties fo:font-weight="normal" style:font-name-asian="DejaVu Sans1" style:font-weight-asian="normal" style:font-name-complex="DejaVu Sans1" style:font-weight-complex="normal"/>
    </style:style>
    <style:style style:name="T136" style:family="text">
      <style:text-properties fo:font-weight="normal" officeooo:rsid="000c6751" style:font-name-asian="DejaVu Sans1" style:font-weight-asian="normal" style:font-name-complex="DejaVu Sans1" style:font-weight-complex="normal"/>
    </style:style>
    <style:style style:name="T137" style:family="text">
      <style:text-properties fo:font-weight="normal" officeooo:rsid="00117503" style:font-name-asian="DejaVu Sans1" style:font-weight-asian="normal" style:font-name-complex="DejaVu Sans1" style:font-weight-complex="normal"/>
    </style:style>
    <style:style style:name="T138" style:family="text">
      <style:text-properties fo:font-weight="normal" officeooo:rsid="00149241" style:font-name-asian="DejaVu Sans1" style:font-weight-asian="normal" style:font-name-complex="DejaVu Sans1" style:font-weight-complex="normal"/>
    </style:style>
    <style:style style:name="T139" style:family="text">
      <style:text-properties officeooo:rsid="00117503"/>
    </style:style>
    <style:style style:name="T140" style:family="text">
      <style:text-properties fo:color="#000000" style:text-outline="false" style:text-line-through-style="none" style:text-line-through-type="none" fo:font-size="12pt" fo:font-style="normal" fo:text-shadow="none" style:text-underline-style="none" fo:font-weight="normal" officeooo:rsid="00117503" style:letter-kerning="true" style:font-name-asian="DejaVu Sans1" style:font-size-asian="10.5pt" style:font-style-asian="normal" style:font-weight-asian="normal" style:font-name-complex="DejaVu Sans1" style:font-size-complex="12pt" style:font-style-complex="normal" style:font-weight-complex="normal" style:text-emphasize="none"/>
    </style:style>
    <style:style style:name="T141" style:family="text">
      <style:text-properties fo:color="#000000" style:text-outline="false" style:text-line-through-style="none" style:text-line-through-type="none" fo:font-size="12pt" fo:font-style="normal" fo:text-shadow="none" style:text-underline-style="none" fo:font-weight="normal" officeooo:rsid="000c6751" style:letter-kerning="true" style:font-name-asian="DejaVu Sans1" style:font-size-asian="10.5pt" style:font-style-asian="normal" style:font-weight-asian="normal" style:font-name-complex="DejaVu Sans1" style:font-size-complex="12pt" style:font-style-complex="normal" style:font-weight-complex="normal" style:text-emphasize="none"/>
    </style:style>
    <style:style style:name="T142" style:family="text">
      <style:text-properties fo:color="#000000" style:text-outline="false" style:text-line-through-style="none" style:text-line-through-type="none" fo:font-size="12pt" fo:font-style="normal" fo:text-shadow="none" style:text-underline-style="none" fo:font-weight="bold" officeooo:rsid="00117503" style:letter-kerning="true" style:font-name-asian="DejaVu Sans1" style:font-size-asian="10.5pt" style:font-style-asian="normal" style:font-weight-asian="bold" style:font-name-complex="DejaVu Sans1" style:font-size-complex="12pt" style:font-style-complex="normal" style:font-weight-complex="bold" style:text-emphasize="none"/>
    </style:style>
    <style:style style:name="T143" style:family="text">
      <style:text-properties officeooo:rsid="00175909"/>
    </style:style>
    <style:style style:name="T144" style:family="text">
      <style:text-properties style:text-underline-style="none" fo:font-weight="normal" style:font-weight-asian="normal" style:font-weight-complex="normal"/>
    </style:style>
    <style:style style:name="T145" style:family="text">
      <style:text-properties style:text-underline-style="none" fo:font-weight="bold" style:font-weight-asian="bold" style:font-weight-complex="bold"/>
    </style:style>
    <style:style style:name="T146" style:family="text">
      <style:text-properties officeooo:rsid="0015c1eb"/>
    </style:style>
    <style:style style:name="T147" style:family="text">
      <style:text-properties fo:language="pt" fo:country="PT" fo:font-style="normal" officeooo:rsid="0014488e" style:font-style-asian="normal" style:font-style-complex="normal"/>
    </style:style>
    <style:style style:name="T148" style:family="text">
      <style:text-properties fo:language="pt" fo:country="PT" fo:font-style="normal" fo:font-weight="bold" officeooo:rsid="0014488e" style:font-style-asian="normal" style:font-weight-asian="bold" style:font-style-complex="normal" style:font-weight-complex="bold"/>
    </style:style>
    <style:style style:name="T149" style:family="text">
      <style:text-properties fo:language="pt" fo:country="PT" fo:font-style="normal" fo:font-weight="normal" officeooo:rsid="0014488e" style:font-style-asian="normal" style:font-weight-asian="normal" style:font-style-complex="normal" style:font-weight-complex="normal"/>
    </style:style>
    <style:style style:name="T150" style:family="text">
      <style:text-properties fo:language="pt" fo:country="PT" fo:font-style="normal" fo:font-weight="normal" officeooo:rsid="001ab118" style:font-style-asian="normal" style:font-weight-asian="normal" style:font-style-complex="normal" style:font-weight-complex="normal"/>
    </style:style>
    <style:style style:name="T151" style:family="text">
      <style:text-properties fo:language="pt" fo:country="PT" fo:font-style="normal" fo:font-weight="normal" officeooo:rsid="0018772d" style:font-style-asian="normal" style:font-weight-asian="normal" style:font-style-complex="normal" style:font-weight-complex="normal"/>
    </style:style>
    <style:style style:name="T152" style:family="text">
      <style:text-properties fo:language="pt" fo:country="PT" fo:font-style="italic" officeooo:rsid="0014488e" style:font-style-asian="italic" style:font-style-complex="italic"/>
    </style:style>
    <style:style style:name="T153" style:family="text">
      <style:text-properties fo:language="pt" fo:country="PT" fo:font-style="italic" fo:font-weight="normal" officeooo:rsid="001ab118" style:font-style-asian="italic" style:font-weight-asian="normal" style:font-style-complex="italic" style:font-weight-complex="normal"/>
    </style:style>
    <style:style style:name="T154" style:family="text">
      <style:text-properties style:font-name-asian="DejaVu Sans1" style:font-name-complex="DejaVu Sans1"/>
    </style:style>
    <style:style style:name="T155" style:family="text">
      <style:text-properties officeooo:rsid="00117503" style:font-name-asian="DejaVu Sans1" style:font-name-complex="DejaVu Sans1"/>
    </style:style>
    <style:style style:name="T156" style:family="text">
      <style:text-properties officeooo:rsid="0010e9b7" style:font-name-asian="DejaVu Sans1" style:font-name-complex="DejaVu Sans1"/>
    </style:style>
    <style:style style:name="T157" style:family="text">
      <style:text-properties fo:language="pt" fo:country="BR" fo:font-style="normal" style:text-underline-style="none" fo:font-weight="normal" officeooo:rsid="0015c1eb" style:font-name-asian="DejaVu Sans1" style:font-style-asian="normal" style:font-weight-asian="normal" style:font-name-complex="DejaVu Sans1" style:font-style-complex="normal" style:font-weight-complex="normal"/>
    </style:style>
    <style:style style:name="T158" style:family="text">
      <style:text-properties fo:language="pt" fo:country="BR" fo:font-style="normal" style:text-underline-style="none" officeooo:rsid="0015c1eb" style:font-name-asian="DejaVu Sans1" style:font-style-asian="normal" style:font-name-complex="DejaVu Sans1" style:font-style-complex="normal"/>
    </style:style>
    <style:style style:name="T159" style:family="text">
      <style:text-properties fo:language="pt" fo:country="BR" style:text-underline-style="none" style:font-name-asian="DejaVu Sans1" style:font-name-complex="DejaVu Sans1"/>
    </style:style>
    <style:style style:name="T160" style:family="text">
      <style:text-properties fo:language="pt" fo:country="BR" style:text-underline-style="none" officeooo:rsid="0015c1eb" style:font-name-asian="DejaVu Sans1" style:font-name-complex="DejaVu Sans1"/>
    </style:style>
    <style:style style:name="T161" style:family="text">
      <style:text-properties fo:language="pt" fo:country="BR" fo:font-style="italic" style:text-underline-style="none" style:font-name-asian="DejaVu Sans1" style:font-style-asian="italic" style:font-name-complex="DejaVu Sans1" style:font-style-complex="italic"/>
    </style:style>
    <style:style style:name="T162" style:family="text">
      <style:text-properties fo:language="pt" fo:country="BR" fo:font-style="italic" style:text-underline-style="none" officeooo:rsid="0015c1eb" style:font-name-asian="DejaVu Sans1" style:font-style-asian="italic" style:font-name-complex="DejaVu Sans1" style:font-style-complex="italic"/>
    </style:style>
    <style:style style:name="T163" style:family="text">
      <style:text-properties officeooo:rsid="002297db"/>
    </style:style>
    <style:style style:name="T164" style:family="text">
      <style:text-properties officeooo:rsid="002448bf"/>
    </style:style>
    <style:style style:name="T165" style:family="text">
      <style:text-properties style:font-name="Liberation Serif" fo:font-size="12pt" fo:language="pt" fo:country="PT" fo:font-weight="bold" officeooo:rsid="000dd751" style:font-size-asian="12pt" style:font-weight-asian="bold" style:font-size-complex="12pt" style:font-weight-complex="bold"/>
    </style:style>
    <style:style style:name="T166" style:family="text">
      <style:text-properties style:font-name="Liberation Serif" fo:font-size="12pt" fo:language="pt" fo:country="PT" fo:font-weight="bold" officeooo:rsid="000badcd" style:font-size-asian="12pt" style:font-weight-asian="bold" style:font-size-complex="12pt" style:font-weight-complex="bold"/>
    </style:style>
    <style:style style:name="T167" style:family="text">
      <style:text-properties style:font-name="Liberation Serif" fo:font-size="12pt" fo:language="pt" fo:country="PT" fo:font-weight="bold" officeooo:rsid="002448bf" style:font-size-asian="12pt" style:font-weight-asian="bold" style:font-size-complex="12pt" style:font-weight-complex="bold"/>
    </style:style>
    <style:style style:name="T168" style:family="text">
      <style:text-properties style:font-name="Liberation Serif" fo:font-size="10pt" fo:language="pt" fo:country="PT" fo:font-weight="bold" officeooo:rsid="000dd751" style:font-size-asian="10pt" style:font-weight-asian="bold" style:font-size-complex="10pt" style:font-weight-complex="bold"/>
    </style:style>
    <style:style style:name="T169" style:family="text">
      <style:text-properties style:font-name="Liberation Serif" fo:font-size="10pt" fo:language="pt" fo:country="PT" fo:font-weight="bold" officeooo:rsid="000badcd" style:font-size-asian="10pt" style:font-weight-asian="bold" style:font-size-complex="10pt" style:font-weight-complex="bold"/>
    </style:style>
    <style:style style:name="T170" style:family="text">
      <style:text-properties style:font-name="Liberation Serif" fo:font-size="10pt" fo:language="pt" fo:country="PT" fo:font-weight="bold" officeooo:rsid="002448bf" style:font-size-asian="10pt" style:font-weight-asian="bold" style:font-size-complex="10pt" style:font-weight-complex="bold"/>
    </style:style>
    <style:style style:name="T171" style:family="text">
      <style:text-properties style:font-name="Liberation Serif" fo:font-size="10pt" fo:language="pt" fo:country="PT" fo:font-weight="normal" officeooo:rsid="000dd751" style:font-size-asian="10pt" style:font-weight-asian="normal" style:font-size-complex="10pt" style:font-weight-complex="normal"/>
    </style:style>
    <style:style style:name="T172" style:family="text">
      <style:text-properties style:font-name="Liberation Serif" fo:font-size="10pt" fo:language="pt" fo:country="PT" fo:font-weight="normal" officeooo:rsid="000badcd" style:font-size-asian="10pt" style:font-weight-asian="normal" style:font-size-complex="10pt" style:font-weight-complex="normal"/>
    </style:style>
    <style:style style:name="T173" style:family="text">
      <style:text-properties style:font-name="Liberation Serif" fo:font-size="10pt" fo:language="pt" fo:country="PT" fo:font-weight="normal" officeooo:rsid="002448bf" style:font-size-asian="10pt" style:font-weight-asian="normal" style:font-size-complex="10pt" style:font-weight-complex="normal"/>
    </style:style>
    <style:style style:name="T174" style:family="text">
      <style:text-properties style:use-window-font-color="true" style:text-position="0% 100%" fo:font-size="12pt" fo:font-style="normal" officeooo:rsid="002448bf" style:font-size-asian="12pt" style:font-style-asian="normal" style:font-size-complex="12pt" style:font-style-complex="normal"/>
    </style:style>
    <style:style style:name="T175" style:family="text">
      <style:text-properties style:use-window-font-color="true" style:text-position="0% 100%" fo:font-size="12pt" fo:font-style="normal" officeooo:rsid="002cf7b9" style:font-size-asian="12pt" style:font-style-asian="normal" style:font-size-complex="12pt" style:font-style-complex="normal"/>
    </style:style>
    <style:style style:name="T176" style:family="text">
      <style:text-properties officeooo:rsid="0025ce19"/>
    </style:style>
    <style:style style:name="T177" style:family="text">
      <style:text-properties officeooo:rsid="00270b2e"/>
    </style:style>
    <style:style style:name="T178" style:family="text">
      <style:text-properties officeooo:rsid="0029088d"/>
    </style:style>
    <style:style style:name="T179" style:family="text">
      <style:text-properties officeooo:rsid="001fe858"/>
    </style:style>
    <style:style style:name="T180" style:family="text">
      <style:text-properties fo:font-size="10pt" fo:font-weight="bold" style:font-size-asian="10pt" style:font-weight-asian="bold" style:font-size-complex="10pt" style:font-weight-complex="bold"/>
    </style:style>
    <style:style style:name="T181" style:family="text">
      <style:text-properties fo:font-size="10pt" fo:font-weight="normal" style:font-size-asian="10pt" style:font-weight-asian="normal" style:font-size-complex="10pt" style:font-weight-complex="normal"/>
    </style:style>
    <style:style style:name="T182" style:family="text">
      <style:text-properties officeooo:rsid="002cc75c"/>
    </style:style>
    <text:list-style style:name="L1">
      <text:list-level-style-number text:level="1" style:num-prefix="("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16cm" fo:text-indent="-0.635cm" fo:margin-left="1.9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51cm" fo:text-indent="-0.635cm" fo:margin-left="2.5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6cm" fo:text-indent="-0.635cm" fo:margin-left="3.1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1cm" fo:text-indent="-0.635cm" fo:margin-left="7.631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álculo de Combinadores SKI</text:p>
      <text:p text:style-name="P5"><text:span text:style-name="T85"/></text:p>
      <text:p text:style-name="P5"><text:span text:style-name="T85">A Origem</text:span>:</text:p>
      <text:p text:style-name="P44"><text:span text:style-name="T73"><text:tab/>Combinadores foram inventados por um ucraniano, Moses Schönfinkel, que descreveu sua ideia em uma palestra</text:span><text:bookmark text:name="result_box"/><text:span text:style-name="T73"> </text:span><text:span text:style-name="T74">n</text:span>a Sociedade Matemática em Göttingen <text:span text:style-name="T1">em 1920. Devido a ‘problemas de natureza mental’ que o acometiam, não pode desenvolver mais seu trabalho. De fato, foi</text:span><text:span text:style-name="T73"> </text:span><text:span text:style-name="T74">um colega de trabalho, Heinrich Behmann, </text:span><text:span text:style-name="T76">quem</text:span><text:span text:style-name="T74"> </text:span><text:span text:style-name="T75">ajudou-o </text:span><text:span text:style-name="T79">a publicar o conteúdo da palestra </text:span><text:span text:style-name="T76">sobre combinadores</text:span><text:span text:style-name="T120"><text:note text:id="ftn1" text:note-class="footnote"><text:note-citation>1</text:note-citation><text:note-body><text:p text:style-name="P79">A referência da publicação está em<text:span text:style-name="T181"> </text:span><text:span text:style-name="T171">[</text:span><text:span text:style-name="T172">Sch</text:span><text:span text:style-name="T173">24</text:span><text:span text:style-name="T172">].</text:span></text:p></text:note-body></text:note></text:span><text:span text:style-name="T74"> em </text:span><text:span text:style-name="T79">1924</text:span><text:span text:style-name="T73"> </text:span><text:span text:style-name="T82">[Seldin</text:span><text:span text:style-name="T84">0</text:span><text:span text:style-name="T83">8</text:span><text:span text:style-name="T82">]</text:span><text:span text:style-name="T74">.</text:span></text:p>
      <text:p text:style-name="P45"><text:tab/>Sem ter conhecimento do artigo, <text:span text:style-name="T121">em 1927, </text:span>o americano Haskell Curry, matemático da área de lógica, desenvolveu ideias parecidas sobre combinadores, tendo como objetivo a simplificação d<text:span text:style-name="T15">a regra</text:span> de substituição no modelo de lógica, <text:span text:style-name="T4">que era muito mais complicado do que o </text:span><text:span text:style-name="T6">modus ponen</text:span><text:span text:style-name="T7">s</text:span><text:span text:style-name="T17"> </text:span><text:span text:style-name="T18">nas regras de inferência de [Whitehead and Russell, 1910–1913]</text:span><text:span text:style-name="T18"><text:note text:id="ftn0" text:note-class="footnote"><text:note-citation>2</text:note-citation><text:note-body><text:p text:style-name="P63"><text:s text:c="3"/><text:span text:style-name="T178">A referência </text:span>[Whitehead and Russell, 1910–1913] <text:span text:style-name="T178">é citada em [</text:span><text:span text:style-name="T132">Seldin</text:span><text:span text:style-name="T133">18</text:span><text:span text:style-name="T178">], não sendo pesquisada diretamente para esse trabalho</text:span>.</text:p></text:note-body></text:note></text:span><text:span text:style-name="T3"> </text:span><text:span text:style-name="T174">[</text:span><text:span text:style-name="T175">Seldin18</text:span><text:span text:style-name="T174">]</text:span><text:span text:style-name="T18">. Curry foi o primeiro a definir formalmente o sistema de lógica combinatória precisamente, e se tornou o responsável pela principal linha de trabalho no assunto até meados de 1970.</text:span></text:p>
      <text:p text:style-name="P9"><text:span text:style-name="T19"><text:tab/>Originalmente o uso de combinadores visava servir como uma “pré-lógica” que clarificasse o papel das variáveis quantificadas na lógica, eliminando-as do processo. Hoje em dia qualquer linguagem de programação funcional e sistemas formais de alta-ordem precisam de uma versão de cálculo lambda ou de Lógica Combinatória(CL) como parte das suas sintaxes. De fato, Haskell Curry se tornou bastante conhecido na ciência da computação, inclusive tendo uma linguagem de programação (Haskell) batizada com o seu nome. Além disso, a técnica de </text:span><text:span text:style-name="T8">currying</text:span><text:span text:style-name="T19"> de passar um argumento de cada vez para as funções também faz referência a Curry.</text:span></text:p>
      <text:p text:style-name="P10"/>
      <text:p text:style-name="P13"><text:span text:style-name="T25">C</text:span><text:span text:style-name="T24">ombinadores</text:span><text:span text:style-name="T16">:</text:span></text:p>
      <text:p text:style-name="P11"><text:tab/>Sistemas de combinadores são desenvolvidos para fazerem o mesmo trabalho que sistemas de cálculo-lambda, mas sem usar variáveis ligadas. De fato, as complicações técnicas que envolvem a substituição e a conversão-α são evitadas completamente.</text:p>
      <text:p text:style-name="P8"><text:tab/><text:span text:style-name="T93">Uma definição prática de combinador pode ser dita como sendo uma função sem variáveis livres que recebe funções como argumentos e retorna uma função.</text:span></text:p>
      <text:p text:style-name="P8"/>
      <text:p text:style-name="P56"/>
      <text:p text:style-name="P62">Combinadores SKI</text:p>
      <text:p text:style-name="P11"><text:tab/>O sistema de combinadores SKI, é baseado nos três combinadores básicos que seguem:</text:p>
      <text:p text:style-name="P14"><text:span text:style-name="T24"><text:tab/><text:tab/>I</text:span><text:span text:style-name="T16">: identidade I(x) = x</text:span></text:p>
      <text:p text:style-name="P14"><text:span text:style-name="T24"><text:tab/><text:tab/>K</text:span><text:span text:style-name="T16">: formador de constantes K(a, x) = a</text:span></text:p>
      <text:p text:style-name="P14"><text:span text:style-name="T24"><text:tab/><text:tab/>S</text:span><text:span text:style-name="T16">: Operador de composição S(f, g)(x) = f(x, g(x))</text:span></text:p>
      <text:p text:style-name="P11"/>
      <text:p text:style-name="P12"><text:span text:style-name="T85">Definição sintática</text:span>:</text:p>
      <text:p text:style-name="P12"><text:tab/>Segue a definição de termos de lógica combinatória (termo-CL):</text:p>
      <text:p text:style-name="P15"><text:span text:style-name="T147">Assume-se que é dada uma sequência infinita de expressões v</text:span><text:span text:style-name="T68">0</text:span><text:span text:style-name="T147">, v</text:span><text:span text:style-name="T68">00</text:span><text:span text:style-name="T147">, v</text:span><text:span text:style-name="T68">000</text:span><text:span text:style-name="T147">, … chamadas </text:span><text:span text:style-name="T152">variáveis,</text:span><text:span text:style-name="T147"> e sequência de expressões chamadas </text:span><text:span text:style-name="T152">constantes atômicas</text:span><text:span text:style-name="T147">, incluindo três chamados </text:span><text:span text:style-name="T152">combinadores básicos: </text:span><text:span text:style-name="T148">I</text:span><text:span text:style-name="T152">, </text:span><text:span text:style-name="T148">K</text:span><text:span text:style-name="T152">, </text:span><text:span text:style-name="T148">S</text:span><text:span text:style-name="T149">. </text:span><text:span text:style-name="T150">Um </text:span><text:span text:style-name="T153">átomo</text:span><text:span text:style-name="T150"> é definido como uma variável ou uma constante atômica. </text:span><text:span text:style-name="T149">O conjunto de expressões chamadas de termos-CL é definido indutivamente como segue:</text:span></text:p>
      <text:list xml:id="list7430129931235657122" text:style-name="L1">
        <text:list-item>
          <text:p text:style-name="P41"><text:span text:style-name="T150">um </text:span><text:span text:style-name="T153">átomo</text:span><text:span text:style-name="T150"> é um </text:span><text:span text:style-name="T149">termos-C</text:span><text:span text:style-name="T151">L</text:span><text:span text:style-name="T149">;</text:span></text:p>
        </text:list-item>
        <text:list-item>
          <text:p text:style-name="P42">se X e Y são termos-CL, então (X Y) também é.</text:p>
        </text:list-item>
      </text:list>
      <text:p text:style-name="P6">Um <text:span text:style-name="T5">termo fechado</text:span> é definido como um termo-CL que não contém variáveis, e um <text:span text:style-name="T5">combinador</text:span><text:span text:style-name="T16"> é um termo-CL cujo os únicos átomos são só combinadores básicos (</text:span><text:span text:style-name="T24">S</text:span><text:span text:style-name="T16">, </text:span><text:span text:style-name="T24">K</text:span><text:span text:style-name="T16">, </text:span><text:span text:style-name="T24">I</text:span><text:span text:style-name="T16">).</text:span></text:p>
      <text:p text:style-name="P6"><text:span text:style-name="T16">Sendo assim, ‘((S (K S)) K)’ é um combinador, enquanto </text:span><text:span text:style-name="T22">que </text:span><text:span text:style-name="T16">‘(S (K v</text:span><text:span text:style-name="T64">0</text:span><text:span text:style-name="T16"> ))((S K) K))’ não é, pois possui a variável v</text:span><text:span text:style-name="T64">0</text:span><text:span text:style-name="T94"> como átomo consti</text:span><text:span text:style-name="T95">t</text:span><text:span text:style-name="T94">uinte do termo.</text:span></text:p>
      <text:p text:style-name="P49"><text:span text:style-name="T94">A </text:span><text:span text:style-name="T119">aplicação</text:span><text:span text:style-name="T94"> (regra b da definição de termo-CL) é associada a esquerda, ou seja, o termo <text:line-break/>(((U V) W) X) pode ser abreviado para U V W X.</text:span></text:p>
      <text:p text:style-name="P1"/>
      <text:p text:style-name="P2">Redução Fraca</text:p>
      <text:p text:style-name="P2"><text:tab/><text:span text:style-name="T127">Assim como em cálculo-λ, a computação dos termos de cálculo de </text:span><text:span text:style-name="T129">combinadores</text:span><text:span text:style-name="T127"> é realizada através d</text:span><text:span text:style-name="T128">a</text:span><text:span text:style-name="T127"> reduç</text:span><text:span text:style-name="T128">ão dos mesmos</text:span><text:span text:style-name="T127">.</text:span></text:p>
      <text:p text:style-name="P3"><text:span text:style-name="T127"><text:tab/></text:span>Definição: <text:span text:style-name="T127">Qualquer termo </text:span>I<text:span text:style-name="T127">X, </text:span>K<text:span text:style-name="T127">XY ou </text:span>S<text:span text:style-name="T127">XYZ pode é chamado de um redex. Contraindo a ocorrência de um redex em um termo </text:span><text:span text:style-name="T13">U</text:span><text:span text:style-name="T127"> significa substituir uma ocorrência de:</text:span></text:p>
      <text:p text:style-name="P3"><text:span text:style-name="T127"><text:tab/><text:tab/><text:tab/><text:tab/><text:tab/><text:tab/><text:tab/><text:tab/><text:tab/><text:tab/> <text:s text:c="7"/></text:span>I<text:span text:style-name="T13">X</text:span><text:span text:style-name="T127"> por </text:span><text:span text:style-name="T13">X</text:span><text:span text:style-name="T127">, ou</text:span></text:p>
      <text:p text:style-name="P3"><text:span text:style-name="T127"><text:tab/><text:tab/><text:tab/><text:tab/><text:tab/><text:tab/><text:tab/><text:tab/><text:tab/><text:tab/> <text:s text:c="3"/></text:span>K<text:span text:style-name="T13">XY</text:span><text:span text:style-name="T127"> por </text:span><text:span text:style-name="T13">X</text:span><text:span text:style-name="T127">, ou</text:span></text:p>
      <text:p text:style-name="P3"><text:span text:style-name="T127"><text:tab/><text:tab/><text:tab/><text:tab/><text:tab/><text:tab/><text:tab/><text:tab/><text:tab/> <text:tab/> <text:s text:c="2"/></text:span>S<text:span text:style-name="T13">XYZ</text:span><text:span text:style-name="T127"> por </text:span><text:span text:style-name="T13">X Z </text:span><text:span text:style-name="T127">(</text:span><text:span text:style-name="T13">Y Z</text:span><text:span text:style-name="T127">).</text:span></text:p>
      <text:p text:style-name="P57"><text:span text:style-name="T176">Se o redex altera o termo </text:span><text:span text:style-name="T10">U</text:span><text:span text:style-name="T176"> para </text:span><text:span text:style-name="T10">U’, </text:span><text:span text:style-name="T176">dizemos que </text:span><text:span text:style-name="T10">U</text:span><text:span text:style-name="T176"> (fracamente) contrai para </text:span><text:span text:style-name="T10">U’</text:span><text:span text:style-name="T176">, ou </text:span></text:p>
      <text:p text:style-name="P61">U <text:s/><text:span text:style-name="T158">⊳</text:span><text:span text:style-name="T70">1</text:span><text:span text:style-name="T71">w</text:span><text:span text:style-name="T160"> </text:span><text:span text:style-name="T159">U’.</text:span></text:p>
      <text:p text:style-name="P61"><text:span text:style-name="T159"/></text:p>
      <text:p text:style-name="P58"><text:span text:style-name="T159">Se </text:span><text:span text:style-name="T161">V</text:span><text:span text:style-name="T159"> é obtido de </text:span><text:span text:style-name="T161">U</text:span><text:span text:style-name="T159"> por um número finito de series de contrações, é dizemos que </text:span><text:span text:style-name="T161">U</text:span><text:span text:style-name="T159"> (fracamente) reduz para </text:span><text:span text:style-name="T161">V</text:span><text:span text:style-name="T159">, ou</text:span></text:p>
      <text:p text:style-name="P59"><text:span text:style-name="T161">U <text:s/></text:span><text:span text:style-name="T160">⊳</text:span><text:span text:style-name="T72">w</text:span><text:span text:style-name="T162"> </text:span><text:span text:style-name="T161">V.</text:span></text:p>
      <text:p text:style-name="P60"><text:soft-page-break/><text:tab/>Quando um termo-CL não possui redex é dito que ele está na forma normal. Se um termo <text:span text:style-name="T5">U</text:span> reduz para uma forma normal <text:span text:style-name="T5">X</text:span>, dizemos que <text:span text:style-name="T5">X</text:span> é a forma normal de <text:span text:style-name="T5">U</text:span>. <text:span text:style-name="T178">Se um termo possui uma forma normal, então ela é única, independentemente de possíveis variações na ordem das contrações.</text:span></text:p>
      <text:p text:style-name="P60">Segue um exemplo:</text:p>
      <text:p text:style-name="P50"><text:tab/><text:tab/><text:tab/><text:tab/><text:tab/><text:tab/><text:tab/><text:tab/><text:tab/><text:tab/><text:span text:style-name="T85">S </text:span>(<text:span text:style-name="T85">K </text:span>x) <text:span text:style-name="T85">I </text:span>z ⊳<text:span text:style-name="T63">w</text:span> <text:span text:style-name="T85">K </text:span>x z (<text:span text:style-name="T85">I </text:span>z), <text:s text:c="12"/><text:span text:style-name="T178">aplicando regra do </text:span><text:span text:style-name="T87">S</text:span><text:span text:style-name="T178">;</text:span></text:p>
      <text:p text:style-name="P50"><text:tab/><text:tab/><text:tab/><text:tab/><text:tab/><text:tab/><text:tab/><text:tab/> <text:s text:c="2"/><text:tab/><text:tab/> <text:span text:style-name="T85">K </text:span>x z (<text:span text:style-name="T85">I </text:span>z) ⊳<text:span text:style-name="T63">w</text:span> x(<text:span text:style-name="T85">I</text:span>z), <text:s text:c="16"/><text:span text:style-name="T178">aplicando a regra do </text:span><text:span text:style-name="T87">K</text:span><text:span text:style-name="T178">;</text:span></text:p>
      <text:p text:style-name="P50"><text:tab/><text:tab/><text:tab/><text:tab/><text:tab/><text:tab/><text:tab/><text:tab/><text:tab/><text:tab/><text:tab/>x (<text:span text:style-name="T85">I </text:span>z) ⊳<text:span text:style-name="T63">w</text:span> x z, <text:s text:c="20"/><text:span text:style-name="T178">aplicando a regra do </text:span><text:span text:style-name="T87">I.</text:span></text:p>
      <text:p text:style-name="P55">Assim, <text:span text:style-name="T5">x z</text:span> é a forma normal do termo <text:s/><text:span text:style-name="T14">S </text:span><text:span text:style-name="T11">(</text:span><text:span text:style-name="T14">K </text:span><text:span text:style-name="T11">x) </text:span><text:span text:style-name="T14">I </text:span><text:span text:style-name="T11">z</text:span><text:span text:style-name="T177">.</text:span></text:p>
      <text:p text:style-name="P55"/>
      <text:h text:style-name="P78" text:outline-level="1">Turing-completude</text:h>
      <text:p text:style-name="P16">Para <text:span text:style-name="T182">demonstrar</text:span> que a lógica de combinadores é universal, mostraremos que qualquer termo em cálculo lambda pode ser transformada em um termo-CL equivalente. </text:p>
      <text:p text:style-name="P16">Antes da demonstração de como é <text:span text:style-name="T122">possível realizar essa transformação, é necessário a introdução de algumas definições que serão necessárias</text:span></text:p>
      <text:h text:style-name="P74" text:outline-level="3">Definições</text:h>
      <text:p text:style-name="P26">O <text:span text:style-name="T85">tamanho</text:span> <text:span text:style-name="T5">length</text:span><text:span text:style-name="T16">(</text:span><text:span text:style-name="T9">X</text:span><text:span text:style-name="T16">)</text:span> de um termo-CL <text:span text:style-name="T9">X</text:span> é definido como:</text:p>
      <text:list xml:id="list604792370718881714" text:style-name="L2">
        <text:list-item>
          <text:p text:style-name="P68">length<text:span text:style-name="T16">(a) = 1<text:tab/><text:tab/><text:tab/><text:tab/>para átomos</text:span></text:p>
        </text:list-item>
        <text:list-item>
          <text:p text:style-name="P71">length(<text:span text:style-name="T16">UV) = </text:span>length<text:span text:style-name="T16">(U) + </text:span>length<text:span text:style-name="T16">(V)</text:span></text:p>
        </text:list-item>
      </text:list>
      <text:p text:style-name="P17"><text:span text:style-name="T16">Ou seja, o tamanho de um termo-CL é o número de átomos contido nele. </text:span><text:span text:style-name="T20"><text:s/>Por exemplo, se </text:span><text:span text:style-name="T123">X </text:span><text:span text:style-name="T43">≡</text:span><text:span text:style-name="T46"> </text:span><text:span text:style-name="T26">S</text:span><text:span text:style-name="T46">x(</text:span><text:span text:style-name="T26">K</text:span><text:span text:style-name="T46">y)x, então </text:span><text:span text:style-name="T124">length</text:span><text:span text:style-name="T46">(</text:span><text:span text:style-name="T47">X</text:span><text:span text:style-name="T46">) = 5</text:span></text:p>
      <text:p text:style-name="P30"><text:span text:style-name="T16">O conjuntos de todas as </text:span><text:span text:style-name="T23">variáveis</text:span><text:span text:style-name="T16"> de um termo-CL </text:span><text:span text:style-name="T21">X</text:span><text:span text:style-name="T16"> é denotado por FV(</text:span><text:span text:style-name="T21">X</text:span><text:span text:style-name="T16">). Por exemplo, seja </text:span><text:span text:style-name="T21">X</text:span> <text:span text:style-name="T42">≡ </text:span><text:span text:style-name="T27">S</text:span><text:span text:style-name="T33">z</text:span><text:span text:style-name="T42">(</text:span><text:span text:style-name="T27">I</text:span><text:span text:style-name="T42">x)</text:span><text:span text:style-name="T27">K</text:span><text:span text:style-name="T42">yz, </text:span><text:span text:style-name="T44">então FV(</text:span><text:span text:style-name="T45">X</text:span><text:span text:style-name="T44">) = {x, y, z}</text:span></text:p>
      <text:p text:style-name="P32"><text:span text:style-name="T42">Substituição </text:span><text:span text:style-name="T32">de uma </text:span><text:span text:style-name="T35">variável</text:span><text:span text:style-name="T32"> x por um termo </text:span><text:span text:style-name="T48">U</text:span><text:span text:style-name="T32"> em um termo </text:span><text:span text:style-name="T34">Y</text:span><text:span text:style-name="T32">, é representado por [</text:span><text:span text:style-name="T34">U</text:span><text:span text:style-name="T32">/x]</text:span><text:span text:style-name="T126">Y, </text:span><text:span text:style-name="T32">sendo definido como:</text:span></text:p>
      <text:list xml:id="list3931130131603626030" text:style-name="L3">
        <text:list-item>
          <text:p text:style-name="P69"><text:span text:style-name="T42">[</text:span><text:span text:style-name="T45">U</text:span><text:span text:style-name="T42">/x]a </text:span><text:span text:style-name="T55">≡ a<text:tab/><text:tab/><text:tab/><text:tab/><text:tab/><text:tab/>se </text:span><text:span text:style-name="T56">a</text:span><text:span text:style-name="T55"> </text:span><text:span text:style-name="T56">≢ x</text:span></text:p>
        </text:list-item>
        <text:list-item>
          <text:p text:style-name="P70"><text:span text:style-name="T55">[</text:span><text:span text:style-name="T57">U</text:span><text:span text:style-name="T55">/x]x </text:span><text:span text:style-name="T58">≡ </text:span><text:span text:style-name="T55">x</text:span></text:p>
        </text:list-item>
        <text:list-item>
          <text:p text:style-name="P70"><text:span text:style-name="T55">[</text:span><text:span text:style-name="T57">U</text:span><text:span text:style-name="T55">/x]</text:span><text:span text:style-name="T154">WV </text:span><text:span text:style-name="T58">≡ </text:span><text:span text:style-name="T55">([</text:span><text:span text:style-name="T57">U</text:span><text:span text:style-name="T55">/x]</text:span><text:span text:style-name="T156">W</text:span><text:span text:style-name="T55"> [</text:span><text:span text:style-name="T57">U</text:span><text:span text:style-name="T55">/x]</text:span><text:span text:style-name="T156">V</text:span><text:span text:style-name="T55">)</text:span></text:p>
        </text:list-item>
      </text:list>
      <text:p text:style-name="P27">Exemplos:</text:p>
      <text:list xml:id="list3477846763411384833" text:style-name="L4">
        <text:list-item>
          <text:p text:style-name="P72"><text:span text:style-name="T37">[</text:span><text:span text:style-name="T29">IK</text:span><text:span text:style-name="T37">/x]Sxy </text:span><text:span text:style-name="T38">≡ </text:span><text:span text:style-name="T29">S</text:span><text:span text:style-name="T37">(</text:span><text:span text:style-name="T29">IK</text:span><text:span text:style-name="T37">)y</text:span></text:p>
        </text:list-item>
      </text:list>
      <text:h text:style-name="P75" text:outline-level="3"><text:soft-page-break/>Abstração em CL</text:h>
      <text:p text:style-name="P22">Para transformação de um termo em cálculo lambda para <text:span text:style-name="T127">CL</text:span>, será necessário remover a necessidade de <text:span text:style-name="T182">variáveis</text:span> ligadas para realização de um computação, o nome deste processo é chamado de <text:span text:style-name="T5">remoção de abstração</text:span><text:span text:style-name="T16">.</text:span></text:p>
      <text:p text:style-name="P18">Definimos um termo ‘[x].M’ a seguir, onde M e N <text:span text:style-name="T139">são</text:span> um termo-CL<text:span text:style-name="T139">s</text:span> e x é uma <text:span text:style-name="T182">variável</text:span> <text:span text:style-name="T139">qualquer</text:span>:</text:p>
      <text:p text:style-name="P39"><text:tab/>([x].M)N <text:span text:style-name="T136">≡ </text:span><text:span text:style-name="T135">[N/x]M</text:span></text:p>
      <text:p text:style-name="P17"><text:span text:style-name="T135">Assim [x].M faz o papel semelhante ao do λx.M, mas que é formado apenas pelos combinadores básicos </text:span><text:span text:style-name="T92">S</text:span><text:span text:style-name="T135">, </text:span><text:span text:style-name="T92">K</text:span><text:span text:style-name="T135">, e </text:span><text:span text:style-name="T92">I</text:span><text:span text:style-name="T135">. A criação </text:span><text:span text:style-name="T137">deste termo é feito de acordo com as regras </text:span><text:span text:style-name="T138">de remoçãode abstração</text:span><text:span text:style-name="T137"> a seguir:</text:span></text:p>
      <text:list xml:id="list1282189888674459166" text:style-name="L5">
        <text:list-item>
          <text:p text:style-name="P64"><text:span text:style-name="T140">[x].M </text:span><text:span text:style-name="T141">≡ </text:span><text:span text:style-name="T142">K</text:span><text:span text:style-name="T139">M<text:tab/><text:tab/><text:tab/><text:tab/>se x </text:span><text:span text:style-name="T155">∉</text:span><text:span text:style-name="T125"> FV(M)</text:span></text:p>
        </text:list-item>
        <text:list-item>
          <text:p text:style-name="P64"><text:span text:style-name="T125">[x].x </text:span><text:span text:style-name="T38">≡ </text:span><text:span text:style-name="T30">I</text:span></text:p>
        </text:list-item>
        <text:list-item>
          <text:p text:style-name="P64"><text:span text:style-name="T39">[x].Ux </text:span><text:span text:style-name="T38">≡ </text:span><text:span text:style-name="T39">U<text:tab/><text:tab/><text:tab/><text:tab/>se x ∉</text:span><text:span text:style-name="T41"> FV(U)</text:span><text:span text:style-name="T139"><text:tab/><text:tab/></text:span></text:p>
        </text:list-item>
        <text:list-item>
          <text:p text:style-name="P66">[x].UV <text:span text:style-name="T38">≡ </text:span><text:span text:style-name="T28">S</text:span><text:span text:style-name="T36">([x].U)([x].V)<text:tab/><text:tab/>se nenhuma das outras regras se aplicar</text:span></text:p>
        </text:list-item>
      </text:list>
      <text:p text:style-name="P17"><text:span text:style-name="T36">Ressalta-se que, diferentemente do λx, que faz parte do λ-cálculo, em lógica combinatória [x] não faz parte da linguagem formal, é apenas uma forma de representar comportamento de um termo que será formado apenas por componentes pertencentes ao </text:span><text:span text:style-name="T49">CL.</text:span></text:p>
      <text:h text:style-name="P76" text:outline-level="3">Teorema</text:h>
      <text:p text:style-name="P19">As regras de remoção permitem a criação de um termo [x].M para qualquer M e x de forma a preserva a propriedade:</text:p>
      <text:p text:style-name="P40">([x].M)N <text:span text:style-name="T136">≡ </text:span><text:span text:style-name="T135">[N/x]M</text:span></text:p>
      <text:h text:style-name="P75" text:outline-level="3">Prova</text:h>
      <text:p text:style-name="P19">Para provar o <text:span text:style-name="T182">teorema</text:span> acima será utilizada uma p<text:span text:style-name="T143">ro</text:span>va por indução estrutural no tamanho do termo M, mostrando que a propriedade sempre se preserva.</text:p>
      <text:p text:style-name="P20">Hipotese indutiva:<text:span text:style-name="T144"> dado um termo-CL M com </text:span><text:span text:style-name="T12">length</text:span><text:span text:style-name="T144">(M) = n, assume-se que existe [x].U para qualquer termo com U com </text:span><text:span text:style-name="T12">length</text:span><text:span text:style-name="T144">(U) &lt; n.</text:span></text:p>
      <text:p text:style-name="P20"><text:span text:style-name="T127">Base da indução:</text:span><text:span text:style-name="T145"> </text:span><text:span text:style-name="T144">prova-se que abstração funciona quando length(M) = 1, ou seja, quando o termo é composto por um único átomo. Existem dois casos a se considerar:</text:span></text:p>
      <text:list xml:id="list6816494503468654846" text:style-name="L6">
        <text:list-item>
          <text:p text:style-name="P65"><text:span text:style-name="T146"><text:s/>M </text:span><text:span text:style-name="T38">≡ </text:span><text:span text:style-name="T40">x, aplica-se a regra (b) da remoção de abstração:<text:line-break/>([x].x)N </text:span><text:span text:style-name="T38">≡ </text:span><text:span text:style-name="T31">I</text:span><text:span text:style-name="T40">N ⊳</text:span><text:span text:style-name="T65">w</text:span><text:span text:style-name="T38"> </text:span><text:span text:style-name="T40">N </text:span><text:span text:style-name="T38">≡ </text:span><text:span text:style-name="T40">[N/x].x </text:span><text:span text:style-name="T38">≡ </text:span><text:span text:style-name="T40">[N/x].M</text:span></text:p>
        </text:list-item>
        <text:list-item>
          <text:p text:style-name="P65"><text:soft-page-break/><text:span text:style-name="T40"><text:s/>M </text:span><text:span text:style-name="T38">≡ </text:span><text:span text:style-name="T40">a ≢</text:span><text:span text:style-name="T38"> </text:span><text:span text:style-name="T40">x, aplica-se a regra (a):<text:line-break/>([x].a)N </text:span><text:span text:style-name="T38">≡ </text:span><text:span text:style-name="T31">K</text:span><text:span text:style-name="T40">aN ⊳</text:span><text:span text:style-name="T65">w</text:span><text:span text:style-name="T38"> </text:span><text:span text:style-name="T40">a [N/x].a </text:span><text:span text:style-name="T38">≡ </text:span><text:span text:style-name="T40">[N/x].M</text:span></text:p>
        </text:list-item>
      </text:list>
      <text:p text:style-name="P21"><text:span text:style-name="T36">Passo indutivo:</text:span><text:span text:style-name="T49"> M </text:span><text:span text:style-name="T50">≡ </text:span><text:span text:style-name="T49">UV, há três casos a se considerar:</text:span></text:p>
      <text:list xml:id="list221455440465097" text:continue-numbering="true" text:style-name="L6">
        <text:list-item>
          <text:p text:style-name="P67"><text:span text:style-name="T49"><text:s/>x ∉ FV(M), neste caso, se aplica a regra (a):<text:line-break/></text:span><text:span text:style-name="T51">([x].M)N </text:span><text:span text:style-name="T50">≡ </text:span><text:span text:style-name="T54">K</text:span><text:span text:style-name="T51">MN </text:span><text:span text:style-name="T49">⊳</text:span><text:span text:style-name="T66">w </text:span><text:span text:style-name="T96">M</text:span><text:span text:style-name="T51"> </text:span><text:span text:style-name="T50">≡ </text:span><text:span text:style-name="T51">[N/x].M</text:span></text:p>
        </text:list-item>
        <text:list-item>
          <text:p text:style-name="P67"><text:span text:style-name="T51"><text:s/></text:span><text:span text:style-name="T49">x ∉ FV(</text:span><text:span text:style-name="T51">U</text:span><text:span text:style-name="T49">) </text:span><text:span text:style-name="T51">e V </text:span><text:span text:style-name="T50">≡ </text:span><text:span text:style-name="T51">x, então aplicas-se a regra (c):<text:line-break/>([x].Ux)N </text:span><text:span text:style-name="T50">≡ </text:span><text:span text:style-name="T51">UN </text:span><text:span text:style-name="T50">≡ </text:span><text:span text:style-name="T51">[N/x].Ux </text:span><text:span text:style-name="T50">≡ </text:span><text:span text:style-name="T51">[N/x].M</text:span></text:p>
        </text:list-item>
        <text:list-item>
          <text:p text:style-name="P65"><text:span text:style-name="T51"><text:s/>se nenhum dos casos acima se aplica, então usa-se a regra (d):<text:line-break/>([x].UV)N </text:span><text:span text:style-name="T50">≡ </text:span><text:span text:style-name="T54">S</text:span><text:span text:style-name="T51">([x].</text:span><text:span text:style-name="T52">U)([x].V)N </text:span><text:span text:style-name="T53">⊳</text:span><text:span text:style-name="T67">w </text:span><text:span text:style-name="T97">(([x].U)N)(([x].V)N)<text:line-break/> temos, pela hipotese indutiva que ‘[x].U’ e ‘[x].V’ existem, portanto:</text:span><text:span text:style-name="T51"><text:line-break/></text:span><text:span text:style-name="T97">(([x].U)N)(([x].V)N) </text:span><text:span text:style-name="T98">≡ </text:span><text:span text:style-name="T97">([N/x]U)([N/x]V) </text:span><text:span text:style-name="T98">≡ </text:span><text:span text:style-name="T97">[N/x]UV </text:span><text:span text:style-name="T98">≡ </text:span><text:span text:style-name="T97">[N/x]M</text:span></text:p>
        </text:list-item>
      </text:list>
      <text:h text:style-name="P75" text:outline-level="3">Transformação <text:span text:style-name="T86">λ-cálculo → CL</text:span></text:h>
      <text:p text:style-name="P33"><text:span text:style-name="T55">Para transformar uma expressão λ</text:span><text:span text:style-name="T59">x.M</text:span><text:span text:style-name="T55"> em cálculo lambda para CL basta, </text:span><text:span text:style-name="T59">substituir todos os </text:span><text:span text:style-name="T55">λ</text:span><text:span text:style-name="T59">x por [x] e</text:span><text:span text:style-name="T55"> aplicar as </text:span><text:span text:style-name="T59">regras de remoção de abstração. No que se segue mostra-se como transformar a função sucessor de numerais de Church em lambda para um termo-CL.</text:span></text:p>
      <text:p text:style-name="P36"/>
      <text:p text:style-name="P37"/>
      <text:p text:style-name="P34"><text:span text:style-name="T60">Exemplo: s</text:span><text:span text:style-name="T55">eja </text:span><text:span text:style-name="T60">o termo que representa o valor b</text:span><text:span text:style-name="T62">o</text:span><text:span text:style-name="T60">oleano ‘false’ em cálculo lambda:</text:span></text:p>
      <text:p text:style-name="P35"><text:span text:style-name="T61">λ</text:span><text:span text:style-name="T60">a</text:span><text:span text:style-name="T55">.</text:span><text:span text:style-name="T61">λ</text:span><text:span text:style-name="T60">b</text:span><text:span text:style-name="T55">.</text:span><text:span text:style-name="T60">b</text:span><text:span text:style-name="T55"> </text:span><text:span text:style-name="T102">≡ </text:span><text:span text:style-name="T101">[</text:span><text:span text:style-name="T103">a</text:span><text:span text:style-name="T101">].[</text:span><text:span text:style-name="T103">b</text:span><text:span text:style-name="T101">].</text:span><text:span text:style-name="T103">b</text:span></text:p>
      <text:p text:style-name="P29">Aplicando-se as regras de remoção de abstração sucessivamente:</text:p>
      <text:list xml:id="list206226397309538209" text:style-name="L7">
        <text:list-item>
          <text:p text:style-name="P73"><text:span text:style-name="T101">[</text:span><text:span text:style-name="T103">a</text:span><text:span text:style-name="T101">].[</text:span><text:span text:style-name="T103">b</text:span><text:span text:style-name="T101">].</text:span><text:span text:style-name="T103">b</text:span><text:span text:style-name="T55"> → </text:span><text:span text:style-name="T101">[</text:span><text:span text:style-name="T103">a</text:span><text:span text:style-name="T101">].</text:span><text:span text:style-name="T108">I</text:span><text:span text:style-name="T101"><text:tab/><text:tab/></text:span><text:span text:style-name="T104">regra (</text:span><text:span text:style-name="T103">b</text:span><text:span text:style-name="T104">)</text:span></text:p>
        </text:list-item>
        <text:list-item>
          <text:p text:style-name="P73"><text:span text:style-name="T101">[</text:span><text:span text:style-name="T103">a</text:span><text:span text:style-name="T101">].</text:span><text:span text:style-name="T108">I</text:span><text:span text:style-name="T101"> </text:span><text:span text:style-name="T104">→ </text:span><text:span text:style-name="T108">KI</text:span><text:span text:style-name="T101"><text:tab/><text:tab/><text:tab/></text:span><text:span text:style-name="T104">regra (</text:span><text:span text:style-name="T103">a</text:span><text:span text:style-name="T104">)</text:span></text:p>
        </text:list-item>
      </text:list>
      <text:p text:style-name="P25"><text:span text:style-name="T104">P</text:span><text:span text:style-name="T101">ortanto o termo </text:span><text:span text:style-name="T107">KI </text:span><text:span text:style-name="T101">pode ser usado para representar o ‘false’ em CL, com a mesma semantica que em cálculo lambda.</text:span></text:p>
      <text:h text:style-name="P77" text:outline-level="1">Exemplo de programas</text:h>
      <text:p text:style-name="P22">Programas em CL utilizam-se dos mesmos conceitos usados em cálculo lambda mas utilizando a remoção de abstração para que contenham apenas os <text:span text:style-name="T182">combinadores</text:span> <text:span text:style-name="T85">S</text:span><text:span text:style-name="T127">, </text:span><text:span text:style-name="T85">K</text:span><text:span text:style-name="T127">, e </text:span><text:span text:style-name="T85">I.</text:span></text:p>
      <text:p text:style-name="P23"><text:soft-page-break/>Desta forma os valore<text:span text:style-name="T182">s</text:span> bo<text:span text:style-name="T182">o</text:span>leanos ‘true’ e ‘false’, que são representados em cálculo lambda por λa.λb.a e <text:s/>λa.λb.b, podem ser representados pelos termo-CLs <text:span text:style-name="T85">K </text:span>e <text:span text:style-name="T85">KI</text:span>, respectivamente. Observa-se que preserva-se a <text:span text:style-name="T182">semântica</text:span> que eles tem em cálculo lambda:</text:p>
      <text:p text:style-name="P24">K<text:span text:style-name="T127">XY </text:span><text:span text:style-name="T157">⊳</text:span><text:span text:style-name="T69">w </text:span><text:span text:style-name="T109">X<text:tab/><text:tab/>(true)</text:span></text:p>
      <text:p text:style-name="P24"><text:span text:style-name="T115">KI</text:span><text:span text:style-name="T109">XY </text:span><text:span text:style-name="T110">⊳</text:span><text:span text:style-name="T69">w </text:span><text:span text:style-name="T115">I</text:span><text:span text:style-name="T111">Y </text:span><text:span text:style-name="T110">⊳</text:span><text:span text:style-name="T69">w </text:span><text:span text:style-name="T111">Y<text:tab/>(false)</text:span></text:p>
      <text:p text:style-name="P24"><text:span text:style-name="T111">Para representação de numerais, é possível utilizar a mesma definição que os numerais de C</text:span><text:span text:style-name="T112">h</text:span><text:span text:style-name="T111">urch, sendo </text:span><text:span text:style-name="T112">o</text:span><text:span text:style-name="T111"> zero representado pelo termo-CL </text:span><text:span text:style-name="T116">KI </text:span><text:span text:style-name="T111">e um por </text:span><text:span text:style-name="T116">I</text:span><text:span text:style-name="T111">. Os demais números naturais podem ser obtidos aplicando-se sucessivamente a função sucessor </text:span><text:span text:style-name="T117">S</text:span><text:span text:style-name="T113">(</text:span><text:span text:style-name="T117">S</text:span><text:span text:style-name="T113">(</text:span><text:span text:style-name="T117">KS</text:span><text:span text:style-name="T113">)</text:span><text:span text:style-name="T117">K</text:span><text:span text:style-name="T113">)</text:span><text:span text:style-name="T111"> no valor um:</text:span></text:p>
      <text:p text:style-name="P24"><text:span text:style-name="T116">KI</text:span><text:span text:style-name="T113">FX</text:span><text:span text:style-name="T111"> </text:span><text:span text:style-name="T110">⊳</text:span><text:span text:style-name="T69">w </text:span><text:span text:style-name="T116">I</text:span><text:span text:style-name="T113">X</text:span><text:span text:style-name="T111"> </text:span><text:span text:style-name="T110">⊳</text:span><text:span text:style-name="T69">w </text:span><text:span text:style-name="T113">X<text:tab/><text:tab/>(zero)</text:span></text:p>
      <text:p text:style-name="P24"><text:span text:style-name="T117">I</text:span><text:span text:style-name="T113">FX </text:span><text:span text:style-name="T110">⊳</text:span><text:span text:style-name="T69">w </text:span><text:span text:style-name="T113">FX <text:tab/><text:tab/><text:tab/>(um)</text:span></text:p>
      <text:p text:style-name="P24"><text:span text:style-name="T117">S</text:span><text:span text:style-name="T113">(</text:span><text:span text:style-name="T117">S</text:span><text:span text:style-name="T113">(</text:span><text:span text:style-name="T117">KS</text:span><text:span text:style-name="T113">)</text:span><text:span text:style-name="T117">K</text:span><text:span text:style-name="T113">)</text:span><text:span text:style-name="T118">I</text:span><text:span text:style-name="T113">FX </text:span><text:span text:style-name="T110">⊳</text:span><text:span text:style-name="T69">w <text:s/></text:span><text:span text:style-name="T117">S</text:span><text:span text:style-name="T113">(</text:span><text:span text:style-name="T117">KS</text:span><text:span text:style-name="T113">)</text:span><text:span text:style-name="T117">K</text:span><text:span text:style-name="T114">F(</text:span><text:span text:style-name="T118">I</text:span><text:span text:style-name="T113">F</text:span><text:span text:style-name="T114">)</text:span><text:span text:style-name="T113">X </text:span><text:span text:style-name="T110">⊳</text:span><text:span text:style-name="T69">w <text:s/></text:span><text:span text:style-name="T118">S</text:span><text:span text:style-name="T113">(</text:span><text:span text:style-name="T117">KS</text:span><text:span text:style-name="T113">)</text:span><text:span text:style-name="T117">K</text:span><text:span text:style-name="T114">FF</text:span><text:span text:style-name="T113">X </text:span><text:span text:style-name="T110">⊳</text:span><text:span text:style-name="T69">w <text:s/></text:span><text:span text:style-name="T114">(</text:span><text:span text:style-name="T118">KS</text:span><text:span text:style-name="T114">)F(</text:span><text:span text:style-name="T118">K</text:span><text:span text:style-name="T114">F)X </text:span><text:span text:style-name="T110">⊳</text:span><text:span text:style-name="T69">w </text:span><text:span text:style-name="T118">S</text:span><text:span text:style-name="T114">(</text:span><text:span text:style-name="T118">K</text:span><text:span text:style-name="T114">F)FX </text:span><text:span text:style-name="T110">⊳</text:span><text:span text:style-name="T69">w </text:span><text:span text:style-name="T118">K</text:span><text:span text:style-name="T114">FX(FX) </text:span><text:span text:style-name="T110">⊳</text:span><text:span text:style-name="T69">w </text:span><text:span text:style-name="T114">F(FX)<text:tab/><text:tab/><text:tab/>(dois)</text:span></text:p>
      <text:p text:style-name="P28"><text:span text:style-name="T105">S</text:span><text:span text:style-name="T99">(</text:span><text:span text:style-name="T105">S</text:span><text:span text:style-name="T99">(</text:span><text:span text:style-name="T105">KS</text:span><text:span text:style-name="T99">)</text:span><text:span text:style-name="T105">K</text:span><text:span text:style-name="T99">)</text:span><text:span text:style-name="T100">(</text:span><text:span text:style-name="T105">S</text:span><text:span text:style-name="T99">(</text:span><text:span text:style-name="T105">S</text:span><text:span text:style-name="T99">(</text:span><text:span text:style-name="T105">KS</text:span><text:span text:style-name="T99">)</text:span><text:span text:style-name="T105">K</text:span><text:span text:style-name="T99">)</text:span><text:span text:style-name="T106">I</text:span><text:span text:style-name="T100">)<text:tab/>(três)</text:span></text:p>
      <text:p text:style-name="P38">…</text:p>
      <text:p text:style-name="P31"><text:span text:style-name="T44">P</text:span><text:span text:style-name="T42">rogramas mais complexos podem ser gerados combinando essas operações básicas com outras não demonstradas aqui assim como é feito em cálculo lambda.</text:span></text:p>
      <text:p text:style-name="P7"><text:span text:style-name="T85"/></text:p>
      <text:p text:style-name="P7"><text:span text:style-name="T85"/></text:p>
      <text:p text:style-name="P7"><text:span text:style-name="T85">Referências bibliográficas</text:span></text:p>
      <text:p text:style-name="P7"/>
      <text:p text:style-name="P47"><text:span text:style-name="T130">[</text:span><text:span text:style-name="T127">Sch</text:span><text:span text:style-name="T131">24</text:span><text:span text:style-name="T127">] </text:span>M. Schönfinkel. Über die Bausteine der mathematischen Logik. Mathematische Annalen, 92:305–316, 1924. English translation: On the building blocks of mathematical logic, in From Frege to Gödel, edited by J. van Heijenoort, Harvard University Press, USA 1967, pp. 355–366.</text:p>
      <text:p text:style-name="P47"/>
      <text:p text:style-name="P51"><text:span text:style-name="T132">[Seldin</text:span><text:span text:style-name="T127">08</text:span><text:span text:style-name="T132">] Seldin, Jo</text:span><text:span text:style-name="T179">nathan. (20</text:span>0<text:span text:style-name="T179">8). </text:span>Lambda-Calculus and Combinators: an Introduction.</text:p>
      <text:p text:style-name="P53"/>
      <text:p text:style-name="P53"><text:span text:style-name="T127">[Seldin</text:span><text:span text:style-name="T133">18</text:span><text:span text:style-name="T127">] </text:span><text:span text:style-name="T134">Seldi</text:span><text:span text:style-name="T163">n, Jonathan. (2018). The Logic of Curry and Church. </text:span></text:p>
      <text:p text:style-name="P54"/>
      <text:p text:style-name="P54">[Whitehead and Russell, 1910–1913] A. N. Whitehead and B. Russell. Principia Mathematica. Cambridge University Press, Cambridge, England, 1910–1913. Second edition, 1925–19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face style:name="Liberation Serif1" svg:font-family="'Liberation Serif'" style:font-family-generic="roman"/>
    <style:font-face style:name="Times New Roman" svg:font-family="'Times New Roman'" style:font-family-generic="roman"/>
    <style:font-face style:name="DejaVu Sans1"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4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DejaVu Sans" fo:font-family="'DejaVu Sans'" style:font-family-generic="swiss" style:font-pitch="variable" fo:font-size="101%" fo:language="pt" fo:country="BR" fo:font-weight="bold" officeooo:rsid="00149241"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meta:initial-creator>
    <meta:creation-date>2018-05-30T03:18:50.416278667</meta:creation-date>
    <dc:date>2018-06-21T22:14:54.777022946</dc:date>
    <dc:creator>ricardo </dc:creator>
    <meta:editing-duration>PT2H29M48S</meta:editing-duration>
    <meta:editing-cycles>14</meta:editing-cycles>
    <meta:generator>LibreOffice/5.1.6.2$Linux_X86_64 LibreOffice_project/10m0$Build-2</meta:generator>
    <meta:document-statistic meta:table-count="0" meta:image-count="0" meta:object-count="0" meta:page-count="6" meta:paragraph-count="102" meta:word-count="1659" meta:character-count="9807" meta:non-whitespace-character-count="8082"/>
  </office:meta>
</office:document-meta>
</file>